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10ff0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110ff0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110ff0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110ff0"/>
    </style:style>
    <style:style style:name="P5" style:family="paragraph" style:parent-style-name="Standard">
      <style:paragraph-properties fo:text-align="justify" style:justify-single-word="false" style:writing-mode="rl-tb"/>
      <style:text-properties officeooo:paragraph-rsid="00110ff0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نِّسَـــــا ءِ 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span text:style-name="T2">يَـٰٓأَيُّهَا </text:span><text:span text:style-name="T5">۰</text:span><text:span text:style-name="T2">لنَّاسُ èتَّقُواْ رَبَّكُمُ </text:span><text:span text:style-name="T5">۴ﻟ﮲</text:span><text:span text:style-name="T2"> خَلَقَكُم مِّن نَّـفْسٍ وَ؛حِدَةٍ وَخَلَقَ مِنْهَا زَوْجَهَا وَبَــثَّ مِنْهُمَا رۣجَالًا كَثِيراً وَنِسَآءًؐ وَاتَّقُواْ </text:span><text:span text:style-name="T5">۴</text:span><text:span text:style-name="T2">للَّهَ </text:span><text:span text:style-name="T5">۰ﻟ﮲</text:span><text:span text:style-name="T2"> تَسَّآءَلُونَ</text:span></text:p>
      <text:p text:style-name="P3" loext:marker-style-name="T2"/>
      <text:p text:style-name="P4" loext:marker-style-name="T2"><text:span text:style-name="T2">75</text:span></text:p>
      <text:p text:style-name="P5" loext:marker-style-name="T2"><text:span text:style-name="T2">بِهِ” وَالاَرْحَامَؐ إِنَّ </text:span><text:span text:style-name="T5">۰</text:span><text:span text:style-name="T2">للَّهَ كَانَ عَلَيْكُمْ رَقِيباًؐ </text:span><text:span text:style-name="T3">(1)</text:span><text:span text:style-name="T2"> وَءَاتُواْ </text:span><text:span text:style-name="T5">۴</text:span><text:span text:style-name="T2">لْيَتَــٰمۭيٰٓ أَمْوَ؛لَهُمْؐ وَلاَ تَتَبَدَّلُواْ </text:span><text:span text:style-name="T5">۴</text:span><text:span text:style-name="T2">لْخَبِيــثَ بِالطَّيِّــبِؐ وَلاَ تَاكُلُوٓاْ أَمْوَ؛لَهُمُ; إِلَـيٰٓ أَمْوَ؛لِكُمُؐ; إِنَّهُ„ كَانَ حُوباً كَبِيراًؐ </text:span><text:span text:style-name="T3">(2)</text:span><text:span text:style-name="T2"> وَإِنْ خِفْتُمُ; أَلاَّ تُقْسِطُواْ فِى </text:span><text:span text:style-name="T5">۱</text:span><text:span text:style-name="T2">لْيَتَــٰمۭيٰ فَانكِحُواْ مَــا طَابَ لَكُم مِّنَ </text:span><text:span text:style-name="T5">۰</text:span><text:span text:style-name="T2">لنِّسَآءِ مَثْنۭـيٰ وَثُـچَـــثَ وَرُبَــٰعَؐ فَإِنْ خِفْتُمُ; أَلاَّ تَعْدِلُواْ فَوَ؛حِدَةٗ اَوْ مَا مَلَكَــتَ اَيْمَــٰنُكُمْؐ ذَ؛لِكَ أَدْنۭـيٰٓ أَلاَّ تَعُولُواْؐ </text:span><text:span text:style-name="T3">(3)</text:span><text:span text:style-name="T2"> وَءَاتُواْ </text:span><text:span text:style-name="T5">۴</text:span><text:span text:style-name="T2">لنِّسَآءَ صَدُقَــٰتِهِنَّ نِحْلَةًؐ فَــإِن طِبْنَ لَكُمْ عَن شَيْءٍ مِّنْهُ نَفْساً فَكُلُوهُؐ هَنِيٓـٔاً مَّرۣيٓــٔاًؐ </text:span><text:span text:style-name="T3">(4)</text:span><text:span text:style-name="T2"> وَلاَ تُوتُواْ </text:span><text:span text:style-name="T5">۴</text:span><text:span text:style-name="T2">لسُّفَهَآءَ امْوَ؛لَكُمُ </text:span><text:span text:style-name="T5">۴</text:span><text:span text:style-name="T2">لتِـى جَعَلَ </text:span><text:span text:style-name="T5">۰</text:span><text:span text:style-name="T2">للَّهُ لَكُمْ قِيَماًؐ وَارْزُقُوهُمْ فِيـهَا وَاكْسُوهُمْ وَقُولُواْ لَهُمْ قَوْلًا مَّعْرُوفاًؐ </text:span><text:span text:style-name="T3">(5)</text:span><text:span text:style-name="T2"> ¥ وَابْتَلُواْ </text:span><text:span text:style-name="T5">۴</text:span><text:span text:style-name="T2">لْيَتَــٰمۭيٰ حَتَّيٰٓ إِذَا بَلَغُواْ </text:span><text:span text:style-name="T5">۴</text:span><text:span text:style-name="T2">لنِّكَاحَ فَإِنَ —انَسْتُم مِّنْهُمْ رُشْداً فَادْفَعُوٓاْ إِلَيْهِمُ; أَمْوَ؛لَهُمْ وَلاَ تَاكُلُوهَآ إِسْرَافاً وَبِدَاراٗ اَنْ يَّكْبَرُواْؐ وَمَن كَانَ غَنِيّاً فَلْيَسْتَعْفِفْؐ وَمَن كَانَ فَقِيراً فَلْيَاكُلْ بِالْمَعْرُوفِؐ فَإِذَا دَفَعْتُمُ; إِلَيْهِمُ; أَمْوَ؛لَهُمْ فَأَشْهِدُواْ عَلَيْهِمْؐ وَكَفۭيٰ بِاللَّهِ حَسِـيبـاًؐ </text:span><text:span text:style-name="T3">(6)</text:span></text:p>
      <text:p text:style-name="P3" loext:marker-style-name="T2"/>
      <text:p text:style-name="P4" loext:marker-style-name="T2"><text:span text:style-name="T2">76</text:span></text:p>
      <text:p text:style-name="P5" loext:marker-style-name="T2"><text:span text:style-name="T2">لِّلرّۣجَالِ نَصِيبٌ مِّمَّا تَرَكَ </text:span><text:span text:style-name="T5">۰</text:span><text:span text:style-name="T2">لْوَ؛لِدَ؛نِ وَالاَقْرَبُونَ وَلِلنِّسَـآءِ نَصِيبٌ مِّمَّا تَرَكَ </text:span><text:span text:style-name="T5">۰</text:span><text:span text:style-name="T2">لْوَ؛لِدَ؛نِ وَالاَقْرَبُونَ مِمَّا قَلَّ مِنْهُ أَوْ كَثُرَؐ نَصِيباً مَّفْرُوضاًؐ </text:span><text:span text:style-name="T3">(7)</text:span><text:span text:style-name="T2"> وَإِذَا حَضَرَ </text:span><text:span text:style-name="T5">۰</text:span><text:span text:style-name="T2">لْقِسْمَةَ ٱُوْلُواْ </text:span><text:span text:style-name="T5">۴</text:span><text:span text:style-name="T2">لْقُرْبۭيٰ وَالْيَتَــٰمۭـيٰ وَالْمَسَـٰكِينُ فَارْزُقُوهُم مِّنْهُؐ وَقُولُواْ لَهُمْ قَوْلًا مَّعْرُوفاًؐ </text:span><text:span text:style-name="T3">(8)</text:span><text:span text:style-name="T2"> وَلْيَخْشَ </text:span><text:span text:style-name="T5">۰</text:span><text:span text:style-name="T2">لذِينَ لَوْ تَرَكُواْ مِنْ خَلْفِهِمْ ذُرّۣيَّـةً ضِعَــٰفاٗ خَافُواْ عَلَيْهِمْؐ فَلْيَتَّقُواْ </text:span><text:span text:style-name="T5">۴</text:span><text:span text:style-name="T2">للَّهَ وَلْيَقُولُواْ قَوْلًا سَدِيداٗؐ </text:span><text:span text:style-name="T3">(9)</text:span><text:span text:style-name="T2"> اِنَّ </text:span><text:span text:style-name="T5">۰</text:span><text:span text:style-name="T2">لذِينَ يَاكُلُونَ أَمْوَ؛لَ </text:span><text:span text:style-name="T5">۰</text:span><text:span text:style-name="T2">لْيَتَــٰمۭيٰ ظُلْمـاٗ اِنَّمَا يَاكُلُونَ فِى بُطُونِهِمْ نَاراًؐ وَسَيَصْلَوْنَ سَعِيراًؐ </text:span><text:span text:style-name="T3">(10)</text:span><text:span text:style-name="T2"> ® يُوصِيكُمُ </text:span><text:span text:style-name="T5">۴</text:span><text:span text:style-name="T2">للَّهُ فِىٓ أَوْچَدِكُمْؐ لِلذَّكَرۣ مِثْلُ حَظِّ </text:span><text:span text:style-name="T5">۱</text:span><text:span text:style-name="T2">لاُنثَيَيْنِؐ فَإِن كُنَّ نِسَآءً فَوْقَ "ثْنَتَيْنِ فَلَهُنَّ ثُلُثَا مَا تَرَكَؐ وَإِن كَانَــتْ وَ؛حِدَةٌ فَلَهَا </text:span><text:span text:style-name="T5">۰</text:span><text:span text:style-name="T2">لنِّصْفُؐ وَلَأِبَوَيْهِ لِكُلِّ وَ؛حِدٍ مِّنْهُمَا </text:span><text:span text:style-name="T5">۰</text:span><text:span text:style-name="T2">لسُّدُسُ مِمَّا تَرَكَ إِن كَانَ لَهُ„ وَلَدٌؐ فَإِن لَّمْ يَكُن لَّهُ„ وَلَدٌ وَوَرۣثَهُ; أَبَوَ؛هُ فَلُءِمِّهِ </text:span><text:span text:style-name="T5">۱</text:span><text:span text:style-name="T2">لثُّلُــثُؐ فَإِن كَانَ لَهُ; إِخْوَةٌ فَلُءِمِّهِ </text:span><text:span text:style-name="T5">۱</text:span><text:span text:style-name="T2">لسُّدُسُؐ مِنۢ بَعْدِ وَصِيَّةٍ يُوصِى بِهَآ أَوْ دَيْنٖؐ —ابَآؤُكُمْ وَأَبْنَآؤُكُمْ لاَ تَدْرُونَ أَيُّهُمُ; أَقْرَبببُ لَكُمْ نَفْعاًؐ فَرۣيضَةً</text:span></text:p>
      <text:p text:style-name="P3" loext:marker-style-name="T2"/>
      <text:p text:style-name="P4" loext:marker-style-name="T2"><text:span text:style-name="T2">77</text:span></text:p>
      <text:p text:style-name="P5" loext:marker-style-name="T2"><text:span text:style-name="T2">مِّنَ </text:span><text:span text:style-name="T5">۰</text:span><text:span text:style-name="T2">للَّهِؐ إِنَّ </text:span><text:span text:style-name="T5">۰</text:span><text:span text:style-name="T2">للَّهَ كَانَ عَلِيماٗ حَكِيماًؐ </text:span><text:span text:style-name="T3">(11)</text:span><text:span text:style-name="T2"> وَلَكُمْ نِصْفُ مَا تَرَكَ أَزْوَ؛جُكُمُ; إِن لَّمْ يَكُن لَّهُنَّ وَلَدٌؐ فَإِن كَانَ لَهُنَّ وَلَدٌ فَلَكُمُ </text:span><text:span text:style-name="T5">۴</text:span><text:span text:style-name="T2">لرُّبُعُ مِمَّا تَرَكْنَ مِنۢ بَعْدِ وَصِيَّةٍ يُوصِينَ بِهَآ أَوْ دَيْنٍؐ وَلَهُنَّ </text:span><text:span text:style-name="T5">۰</text:span><text:span text:style-name="T2">لرُّبُعُ مِمَّا تَرَكْتُمُ; إِن لَّمْ يَكُن لَّكُمْ وَلَدٌؐ فَإِن كَانَ لَكُمْ وَلَدٌ فَلَهُنَّ </text:span><text:span text:style-name="T5">۰</text:span><text:span text:style-name="T2">لثُّمُنُ مِمَّا تَرَكْتُم مِّنۢ بَعْدِ وَصِيَّةٍ تُوصُونَ بِهَآ أَوْ دَيْنٍؐ وَإِن كَانَ رَجُلٌ يُورَثُ كَچَلَةٗ اَوۣ 'مْرَأَةٌ وَلَهُ; أَخ٘ اَوُ </text:span><text:span text:style-name="T5">۷</text:span><text:span text:style-name="T2">خْــتٌ فَلِكُلِّ وَ؛حِدٍ مِّنْهُمَا </text:span><text:span text:style-name="T5">۰</text:span><text:span text:style-name="T2">لسُّدُسُؐ فَـإِن كَانُوٓاْ أَكْثَرَ مِن ذَ؛لِكَ فَهُمْ شُرَكَآءُ فِى </text:span><text:span text:style-name="T5">۱</text:span><text:span text:style-name="T2">لثُّلُــثِ مِنۢ بَعْدِ وَصِيَّةٍ يُوصِى بِهَآ أَوْ دَيْنٖ غَيْرَ مُضَآرّؐ؊ وَصِيَّةً مِّنَ </text:span><text:span text:style-name="T5">۰</text:span><text:span text:style-name="T2">للَّهِؐ وَاللَّهُ عَلِيم٘ حَلِيمٌؐ </text:span><text:span text:style-name="T3">(12)</text:span><text:span text:style-name="T2"> © تِلْكَ حُدُودُ </text:span><text:span text:style-name="T5">۴</text:span><text:span text:style-name="T2">للَّهِؐ وَمَنْ يُّطِعِ </text:span><text:span text:style-name="T5">۱</text:span><text:span text:style-name="T2">للَّهَ وَرَسُولَهُ„ نُدْخِلْهُ جَنَّــٰــتٍ تَجْرۣى مِن تَحْتِهَا </text:span><text:span text:style-name="T5">۰</text:span><text:span text:style-name="T2">لاَنْهَـٰرُ خَــٰلِدِينَ فِيهَاؐ وَذَ؛لِكَ </text:span><text:span text:style-name="T5">۰</text:span><text:span text:style-name="T2">لْفَوْزُ </text:span><text:span text:style-name="T5">۴</text:span><text:span text:style-name="T2">لْعَظِيمُؐ </text:span><text:span text:style-name="T3">(13)</text:span><text:span text:style-name="T2"> وَمَنْ يَّعْصِ </text:span><text:span text:style-name="T5">۱</text:span><text:span text:style-name="T2">للَّهَ وَرَسُولَهُ„ وَيَتَعَدَّ حُدُودَهُ„ نُدْخِلْهُ نَاراٗ خَـٰلِداً فِيهَاؐ وَلَهُ„ عَذَابٌ مُّهِينٌؐ </text:span><text:span text:style-name="T3">(14)</text:span><text:span text:style-name="T2"> وَالـــتِى يَاتِينَ </text:span><text:span text:style-name="T5">۰</text:span><text:span text:style-name="T2">ڤْفَـٰحِشَةَ مِن نِّسَآئِكُمْ فَاسْتَشْهِدُواْ عَلَيْهِنَّ أَرْبَعَةً مِّنكُمْؐ فَإِن شَهِدُواْ فَأَمْسِكُوهُنَّ فِى </text:span><text:span text:style-name="T5">۱</text:span><text:span text:style-name="T2">لْبُيُوتِ حَتَّيٰ يَتَوَفّۭيٰهُنَّ </text:span><text:span text:style-name="T5">۰</text:span><text:span text:style-name="T2">لْمَوْتتتُ أَوْ يَجْعَلَ </text:span><text:span text:style-name="T5">۰</text:span><text:span text:style-name="T2">للَّهُ</text:span></text:p>
      <text:p text:style-name="P3" loext:marker-style-name="T2"/>
      <text:p text:style-name="P4" loext:marker-style-name="T2"><text:span text:style-name="T2">78</text:span></text:p>
      <text:p text:style-name="P5" loext:marker-style-name="T2"><text:span text:style-name="T2">لَهُنَّ سَبِيلًؐا </text:span><text:span text:style-name="T3">(15)</text:span><text:span text:style-name="T2"> وَالذَ؛نِ يَاتِيَــٰنِهَا مِنكُمْ فَــَٔاذُوهُمَاؐ فَإِن تَابَــا وَأَصْلَحَا فَأَعْرۣضُواْ عَنْهُمَآؐ إِنَّ </text:span><text:span text:style-name="T5">۰</text:span><text:span text:style-name="T2">للَّهَ كَانَ تَوَّاباً رَّحِيماٗؐ </text:span><text:span text:style-name="T3">(16)</text:span><text:span text:style-name="T2"> اِنَّمَا </text:span><text:span text:style-name="T5">۰</text:span><text:span text:style-name="T2">لتَّوْبَةُ عَلَي </text:span><text:span text:style-name="T5">۰</text:span><text:span text:style-name="T2">للَّهِ لِلذِينَ يَعْمَلُونَ </text:span><text:span text:style-name="T5">۰</text:span><text:span text:style-name="T2">لسُّوٓءَ بِجَهَــٰلَةٍ ثُــمَّ يَتُوبُونَ مِن قَرۣيــبٍؐ فَٱُوْلَئِكَ يَتُوبببُ </text:span><text:span text:style-name="T5">۴</text:span><text:span text:style-name="T2">للَّهُ عَلَيْهِمْؐ وَكَانَ </text:span><text:span text:style-name="T5">۰</text:span><text:span text:style-name="T2">للَّهُ عَلِيماٗ حَكِيماًؐ </text:span><text:span text:style-name="T3">(17)</text:span><text:span text:style-name="T2"> وَلَيْسَــتِ </text:span><text:span text:style-name="T5">۱</text:span><text:span text:style-name="T2">لتَّوْبَةُ لِلذِينَ يَعْمَلُونَ </text:span><text:span text:style-name="T5">۰</text:span><text:span text:style-name="T2">لسَّيِّـَٔاتتتِ حَتَّيٰٓ إِذَا حَضَرَ أَحَدَهُمُ </text:span><text:span text:style-name="T5">۴</text:span><text:span text:style-name="T2">لْمَوْتتتُ قَالَ إِنِّى تُبْــتُ </text:span><text:span text:style-name="T5">۴</text:span><text:span text:style-name="T2">چَـنَ وَلاَ </text:span><text:span text:style-name="T5">۰</text:span><text:span text:style-name="T2">لذِينَ يَمُوتُونَ وَهُمْ كُفَّار٘ؐ </text:span><text:span text:style-name="T5">۷</text:span><text:span text:style-name="T2">وْلَئِكَ أَعْتَدْنَا لَهُمْ عَذَاباٗ اَلِيماًؐ </text:span><text:span text:style-name="T3">(18)</text:span><text:span text:style-name="T2"> يَـٰٓأَيُّهَا </text:span><text:span text:style-name="T5">۰</text:span><text:span text:style-name="T2">لذِينَ ءَامَنُواْ لاَ يَحِلُّ لَكُمُ; أَن تَرۣثُواْ </text:span><text:span text:style-name="T5">۴</text:span><text:span text:style-name="T2">لنِّسَـآءَ كَرْهاًؐ وَلاَ تَعْضُلُوهُنَّ لِتَذْهَبُواْ بِبَعْضِ مَآ ءَاتَيْتُمُوهُنَّ إِلٓاَّ أَنْ يَّاتِينَ بِفَـٰحِشَةٍ مُّبَيِّنَةٍؐ ® وَعَاشِرُوهُنَّ بِالْمَعْرُوفِؐ فَإِن كَرۣهْتُمُوهُنَّ فَعَسۭيٰٓ أَن تَكْرَهُواْ شَيْــٔاً وَيَجْعَلَ </text:span><text:span text:style-name="T5">۰</text:span><text:span text:style-name="T2">للَّهُ فِيهِ خَيْراً كَثِيراًؐ </text:span><text:span text:style-name="T3">(19)</text:span><text:span text:style-name="T2"> وَإِنَ اَرَدتُّمُ èسْتِبْدَالَ زَوْجٍ مَّكَانَ زَوْجٍ وَءَاتَيْتُمُ; إِحْدۭيٰهُنَّ قِنطَاراً فَلاَ تَاخُذُواْ مِنْهُ شَيْـٔاٗؐ اَتَاخُذُونَهُ„ بُهْتَــٰناً وَإِثْماً مُّبِيناًؐ </text:span><text:span text:style-name="T3">(20)</text:span><text:span text:style-name="T2"> وَكَيْفَ تَاخُذُونَهُ„ وَقَدَ اَفْضۭيٰ بَعْضُكُمُ; إِلَيٰ بَعْضٍ وَأَخَذْنَ مِنكُم مِّيثَــٰقاٗ غَلِيظاًؐ </text:span><text:span text:style-name="T3">(21)</text:span></text:p>
      <text:p text:style-name="P3" loext:marker-style-name="T2"/>
      <text:p text:style-name="P4" loext:marker-style-name="T2"><text:span text:style-name="T2">79</text:span></text:p>
      <text:p text:style-name="P5" loext:marker-style-name="T2"><text:span text:style-name="T2">وَلاَ تَنكِحُواْ مَا نَكَحَ ءَابَآؤُكُم مِّنَ </text:span><text:span text:style-name="T5">۰</text:span><text:span text:style-name="T2">لنِّسَآءِ الاَّ مَا قَدْ سَلَفَؐ إِنَّهُ„ كَانَ فَـٰحِشَةً وَمَقْتاًؐ وَسَآءَ سَبِيلٗؐا </text:span><text:span text:style-name="T3">(22)</text:span><text:span text:style-name="T2"> حُرّۣمَتْ عَلَيْكُمُ; ٱُمَّهَـٰتُكُمْ وَبَنَاتُكُمْ وَأَخَوَ؛تُكُمْ وَعَمَّــٰتُكُمْ وَخَــٰچَتُكُمْ وَبَنَاتتتُ </text:span><text:span text:style-name="T5">۴</text:span><text:span text:style-name="T2">لاَخِ وَبَنَاتتتُ </text:span><text:span text:style-name="T5">۴</text:span><text:span text:style-name="T2">لاُخْــتِؐ وَٱُمَّهَــٰتُكُمُ </text:span><text:span text:style-name="T5">۴</text:span><text:span text:style-name="T2">لــتِىٓ أَرْضَعْنَكُمْ وَأَخَوَ؛تُكُم مِّنَ </text:span><text:span text:style-name="T5">۰</text:span><text:span text:style-name="T2">لرَّضَـٰعَةِؐ وَٱُمَّهَــٰــتُ نِسَآئِكُمْ وَرَبَــٰٓئِبُكُمُ </text:span><text:span text:style-name="T5">۴</text:span><text:span text:style-name="T2">لــتِى فِى حُجُورۣكُم مِّن نِّسَآئِكُمُ </text:span><text:span text:style-name="T5">۴</text:span><text:span text:style-name="T2">لــتِى دَخَلْتُم بِهِنَّؐ فَإِن لَّمْ تَكُونُواْ دَخَلْتُم بِهِنَّ فَلاَ جُنَاحَ عَلَيْكُمْؐ وَحَلَئِلُ أَبْنَآئِكُمُ </text:span><text:span text:style-name="T5">۴</text:span><text:span text:style-name="T2">لذِينَ مِنَ اَصْچَبِكُمْؐ وَأَن تَجْمَعُواْ بَيْنَ </text:span><text:span text:style-name="T5">۰</text:span><text:span text:style-name="T2">لاُخْتَيْنِ إِلاَّ مَا قَدْ سَلَفَؐ إِنَّ </text:span><text:span text:style-name="T5">۰</text:span><text:span text:style-name="T2">للَّهَ كَانَ غَفُوراً رَّحِيماًؐ </text:span><text:span text:style-name="T3">(23)</text:span><text:span text:style-name="T2"> ¤ وَاڤْمُحْصَنَــٰــتُ مِنَ </text:span><text:span text:style-name="T5">۰</text:span><text:span text:style-name="T2">لنِّسَـآءِ الاَّ مَا مَلَكَــتَ اَيْمَــٰنُكُمْؐ كِتَــٰــبَ </text:span><text:span text:style-name="T5">۰</text:span><text:span text:style-name="T2">للَّهِ عَلَيْكُمْؐ وَأَحَلَّ لَكُم مَّا وَرَآءَ ذَ؛لِكُمُ; أَن تَـبْتَغُواْ بِأَمْوَ؛لِكُم مُّحْصِنِينَ غَيْرَ مُسَـٰفِحِينَؐ فَمَا "سْتَمْتَعْتُم بِهِ” مِنْهُنَّ فَــَٔاتُوهُنَّ ٱُجُورَهُنَّ فَرۣيضَةًؐ وَلاَ جُنَاحَ عَلَيْكُمْ فِيمَا تَرَ؛ضَيْتُم بِهِ” مِنۢ بَعْدِ </text:span><text:span text:style-name="T5">۱</text:span><text:span text:style-name="T2">لْفَرۣيضَةِؐ إِنَّ </text:span><text:span text:style-name="T5">۰</text:span><text:span text:style-name="T2">للَّهَ كَانَ عَلِيماٗ حَكِيماًؐ </text:span><text:span text:style-name="T3">(24)</text:span><text:span text:style-name="T2"> وَمَن لَّمْ يَسْتَطِعْ مِنكُمْ طَوْلٗا اَنْ يَّنكِحَ </text:span><text:span text:style-name="T5">۰</text:span><text:span text:style-name="T2">ڤْمُحْصَنَــٰــتِ </text:span><text:span text:style-name="T5">۱</text:span><text:span text:style-name="T2">لْمُومِنَــٰــتِ فَمِن مَّا مَلَكَــتَ</text:span></text:p>
      <text:p text:style-name="P3" loext:marker-style-name="T2"/>
      <text:p text:style-name="P4" loext:marker-style-name="T2"><text:span text:style-name="T2">80</text:span></text:p>
      <text:p text:style-name="P5" loext:marker-style-name="T2"><text:span text:style-name="T2">اَيْمَــٰنُكُم مِّن فَتَيَــٰتِكُمُ </text:span><text:span text:style-name="T5">۴</text:span><text:span text:style-name="T2">لْمُومِنَــٰــتِؐ وَاللَّهُ أَعْلَمُ بِإِيمَــٰنِكُمؐ بَعْضُكُم مِّـنۢ بَعْضٍؐ فَانكِحُوهُنَّ بِـإِذْنِ أَهْلِهِنَّؐ وَءَاتُوهُنَّ ٱُجُورَهُنَّ بِالْمَعْرُوفِ مُحْصَنَــٰــتٖ غَيْرَ مُسَــٰفِحَــٰــتٍ وَلاَ مُتَّخِذَ؛تتتِ أَخْدَانٍؐ فَإِذَآ ٱُحْصِنَّ فَـإِنَ اَتَيْنَ بِفَـٰحِشَةٍ فَعَلَيْهِنَّ نِصْفُ مَا عَلَي </text:span><text:span text:style-name="T5">۰</text:span><text:span text:style-name="T2">ڤْمُحْصَنَــٰــتِ مِــنَ </text:span><text:span text:style-name="T5">۰</text:span><text:span text:style-name="T2">لْعَذَابببِؐ ذَ؛لِكَ لِمَنْ خَشِيَ </text:span><text:span text:style-name="T5">۰</text:span><text:span text:style-name="T2">لْعَنَــتَ مِنكُمْؐ وَأَن تَصْبِرُواْ خَيْرٌ لَّكُمْؐ وَاللَّهُ غَفُورٌ رَّحِيمٌؐ </text:span><text:span text:style-name="T3">(25)</text:span><text:span text:style-name="T2"> يُرۣيدُ </text:span><text:span text:style-name="T5">۴</text:span><text:span text:style-name="T2">للَّهُ لِيُبَيِّـنَ لَكُمْ وَيَهْدِيَكُمْ سُنَنَ </text:span><text:span text:style-name="T5">۰</text:span><text:span text:style-name="T2">لذِينَ مِن قَبْلِكُمْ وَيَتُوبببَ عَلَيْكُمْؐ وَاللَّهُ عَلِيم٘ حَكِيمٌؐ </text:span><text:span text:style-name="T3">(26)</text:span><text:span text:style-name="T2"> وَاللَّهُ يُرۣيدُ أَنْ يَّتُوبببَ عَلَيْكُمْؐ وَيُرۣيدُ </text:span><text:span text:style-name="T5">۴</text:span><text:span text:style-name="T2">لذِينَ يَتَّبِعُونَ </text:span><text:span text:style-name="T5">۰</text:span><text:span text:style-name="T2">لشَّهَوَ؛تتتِ أَن تَــمِيلُواْ مَيْلٗا عَظِيماًؐ </text:span><text:span text:style-name="T3">(27)</text:span><text:span text:style-name="T2"> يُرۣيدُ </text:span><text:span text:style-name="T5">۴</text:span><text:span text:style-name="T2">للَّهُ أَنْ يُّخَفِّفَ عَنكُمْؐ وَخُلِقَ </text:span><text:span text:style-name="T5">۰</text:span><text:span text:style-name="T2">لِانسَـٰنُ ضَعِيفاًؐ </text:span><text:span text:style-name="T3">(28)</text:span><text:span text:style-name="T2"> ® يَـٰٓأَيُّهَا </text:span><text:span text:style-name="T5">۰</text:span><text:span text:style-name="T2">لذِينَ ءَامَنُواْ لاَ تَاكُلُوٓاْ أَمْوَ؛لَكُم بَيْنَكُم بِالْبَــٰطِلِؐ إِلٓاَّ أَن تَكُونَ تِجَــٰرَة٘ عَن تَرَاضٍ مِّنكُمْؐ وَلاَ تَقْتُلُوٓاْ أَنفُسَكُمُؐ; إِنَّ </text:span><text:span text:style-name="T5">۰</text:span><text:span text:style-name="T2">للَّهَ كَانَ بِكُمْ رَحِيماًؐ </text:span><text:span text:style-name="T3">(29)</text:span><text:span text:style-name="T2"> وَمَنْ يَّفْعَلْ ذَ؛لِكَ عُدْوَ؛ناً وَظُلْماً فَسَوْفَ نُصْلِيهِ نَاراًؐ وَكَانَ ذَ؛لِكَ عَلَي </text:span><text:span text:style-name="T5">۰</text:span><text:span text:style-name="T2">للَّهِ يَسِيراٗؐ </text:span><text:span text:style-name="T3">(30)</text:span><text:span text:style-name="T2"> اِن تَجْتَنِبُواْ كَبَآئِرَ مَا تُنْهَوْنَ عَنْهُ نُكَفِّرْ عَنكُمْ سَيِّــَٔاتِكُمْ وَنُدْخِلْكُم</text:span></text:p>
      <text:p text:style-name="P3" loext:marker-style-name="T2"/>
      <text:p text:style-name="P4" loext:marker-style-name="T2"><text:span text:style-name="T2">81</text:span></text:p>
      <text:p text:style-name="P5" loext:marker-style-name="T2"><text:span text:style-name="T2">مَّدْخَلًا كَرۣيماًؐ </text:span><text:span text:style-name="T3">(31)</text:span><text:span text:style-name="T2"> وَلاَ تَتَمَنَّوْاْ مَا فَضَّلَ </text:span><text:span text:style-name="T5">۰</text:span><text:span text:style-name="T2">للَّهُ بِهِ” بَعْضَكُمْ عَلَيٰ بَعْضٍؐ لِّلـرّۣجَالِ نَصِيــبٌ مِّمَّا "كْتَسَبُواْؐ وَلِلنِّسَآءِ نَصِيــبٌ مِّمَّا "كْتَسَبْنَؐ وَسْـَٔلُواْ </text:span><text:span text:style-name="T5">۴</text:span><text:span text:style-name="T2">للَّهَ مِن فَضْلِهِؐ“ إِنَّ </text:span><text:span text:style-name="T5">۰</text:span><text:span text:style-name="T2">للَّهَ كَانَ بِكُلِّ شَيْءٖ عَلِيماًؐ </text:span><text:span text:style-name="T3">(32)</text:span><text:span text:style-name="T2"> وَلِكُلٍّ جَعَلْنَا مَوَ؛لِيَ مِمَّا تَرَكَؐ </text:span><text:span text:style-name="T5">۰</text:span><text:span text:style-name="T2">لْوَ؛لِدَ؛نِ وَالاَقْرَبُونَؐ وَالذِينَ عَـٰقَدَتتتَ اَيْمَـٰنُكُمْ فَــَٔاتُوهُمْ نَصِيبَهُمُؐ; إِنَّ </text:span><text:span text:style-name="T5">۰</text:span><text:span text:style-name="T2">للَّهَ كَانَ عَلَيٰ كُلِّ شَيْءٍ شَهِيداٗؐ </text:span><text:span text:style-name="T3">(33)</text:span><text:span text:style-name="T2"> </text:span><text:span text:style-name="T5">۱</text:span><text:span text:style-name="T2">لرّۣجَالُ قَوَّ؛مُونَ عَلَي </text:span><text:span text:style-name="T5">۰</text:span><text:span text:style-name="T2">لنِّسَآءِ بِـمَــا فَضَّلَ </text:span><text:span text:style-name="T5">۰</text:span><text:span text:style-name="T2">للَّهُ بَعْضَهُمْ عَلَيٰ بَعْضٍ وَ بِمَآ أَنفَقُواْ مِنَ اَمْوَ؛لِهِــمْؐ فَاڤصَّـٰڤِحَـٰــتُ قَــٰنِتَــٰــت٘ حَــٰفِظَــٰــتٌ لِّلْغَيْــبِ بِمَا حَفِظَ </text:span><text:span text:style-name="T5">۰</text:span><text:span text:style-name="T2">للَّهُؐ وَالـــتِى تَخَافُونَ نُشُوزَهُنَّ فَعِظُوهُنَّ وَاهْجُرُوهُنَّ فِى </text:span><text:span text:style-name="T5">۱</text:span><text:span text:style-name="T2">لْمَضَاجِعِ وَاضْرۣبُوهُنَّؐ فَإِنَ اَطَعْنَكُمْ فَلاَ تَبْغُواْ عَلَيْهِنَّ سَبِيلٗؐا اِنَّ </text:span><text:span text:style-name="T5">۰</text:span><text:span text:style-name="T2">للَّهَ كَانَ عَلِيّاً كَبِيراًؐ </text:span><text:span text:style-name="T3">(34)</text:span><text:span text:style-name="T2"> وَإِنْ خِفْتُمْ شِقَاقَ بَيْنِهِمَا فَابْعَثُواْ حَكَماً مِّنَ اَهْلِهِ” وَحَكَماً مِّنَ اَهْلِهَآ إِنْ يُّرۣيدَآ إِصْڦَحاً يُوَفِّقِ </text:span><text:span text:style-name="T5">۱</text:span><text:span text:style-name="T2">للَّهُ بَيْنَهُمَآؐ إِنَّ </text:span><text:span text:style-name="T5">۰</text:span><text:span text:style-name="T2">للَّهَ كَانَ عَلِيماٗ خَبِيراًؐ </text:span><text:span text:style-name="T3">(35)</text:span><text:span text:style-name="T2"> © وَاعْبُدُواْ </text:span><text:span text:style-name="T5">۴</text:span><text:span text:style-name="T2">للَّهَؐ وَلاَ تُشْرۣكُواْ بِهِ” شَيْـــٔاًؐ وَبِالْوَ؛لِدَيْنِ إِحْسَـٰناً وَبِذِى </text:span><text:span text:style-name="T5">۱</text:span><text:span text:style-name="T2">لْقُرْبۭـيٰ وَالْيَتَـٰمۭيٰ وَالْمَسَـٰكِينِ وَالْجۭارۣ ذى </text:span><text:span text:style-name="T5">۱</text:span><text:span text:style-name="T2">لْقُرْبۭيٰ وَالْجۭارۣ </text:span><text:span text:style-name="T5">۱</text:span><text:span text:style-name="T2">لْجُنُبِ</text:span></text:p>
      <text:p text:style-name="P3" loext:marker-style-name="T2"/>
      <text:p text:style-name="P4" loext:marker-style-name="T2"><text:span text:style-name="T2">82</text:span></text:p>
      <text:p text:style-name="P5" loext:marker-style-name="T2"><text:span text:style-name="T2">وَاڤصَّـٰحِــبِ بِالْجَنۢــبِ وَابْنِ </text:span><text:span text:style-name="T5">۱</text:span><text:span text:style-name="T2">لسَّبِيلِ وَمَا مَلَكَــتَ اَيْمَــٰنُكُمُؐ; إِنَّ </text:span><text:span text:style-name="T5">۰</text:span><text:span text:style-name="T2">للَّهَ لاَ يُحِــبُّ مَن كَانَ مُخْتَالًا فَخُوراٗؐ </text:span><text:span text:style-name="T3">(36)</text:span><text:span text:style-name="T2"> </text:span><text:span text:style-name="T5">۱</text:span><text:span text:style-name="T2">لذِينَ يَبْخَلُونَ وَيَامُرُونَ </text:span><text:span text:style-name="T5">۰</text:span><text:span text:style-name="T2">لنَّاسَ بِاڤْبُخْلِ وَيَكْتُمُونَ مَآ ءَاتۭيٰهُمُ </text:span><text:span text:style-name="T5">۴</text:span><text:span text:style-name="T2">للَّهُ مِن فَضْلِهِؐ” وَأَعْتَدْنَا لِلْكۭـٰفِرۣينَ عَذَاباً مُّهِيناًؐ </text:span><text:span text:style-name="T3">(37)</text:span><text:span text:style-name="T2"> وَالذِينَ يُنفِقُونَ أَمْوَ؛لَهُمْ رۣيؕآءَ </text:span><text:span text:style-name="T5">۰</text:span><text:span text:style-name="T2">لنَّاسِ وَلاَ يُومِنُونَ بِاللَّهِ وَلاَ بِالْيَوْمِ </text:span><text:span text:style-name="T5">۱</text:span><text:span text:style-name="T2">لاَخِرۣؐ وَمَنْ يَّكُنِ </text:span><text:span text:style-name="T5">۱</text:span><text:span text:style-name="T2">لشَّيْطَـٰنُ لَهُ„ قَرۣيناً فَسَآءَ قَرۣيناًؐ </text:span><text:span text:style-name="T3">(38)</text:span><text:span text:style-name="T2"> وَمَاذَا عَلَيْهِمْ لَوَ —امَنُواْ بِاللَّهِ وَالْيَوْمِ </text:span><text:span text:style-name="T5">۱</text:span><text:span text:style-name="T2">لاَخِرۣ وَأَنفَقُواْ مِمَّا رَزَقَهُمُ </text:span><text:span text:style-name="T5">۴</text:span><text:span text:style-name="T2">للَّهُؐ وَكَانَ </text:span><text:span text:style-name="T5">۰</text:span><text:span text:style-name="T2">للَّهُ بِهِمْ عَلِيماٗؐ </text:span><text:span text:style-name="T3">(39)</text:span><text:span text:style-name="T2"> اِنَّ </text:span><text:span text:style-name="T5">۰</text:span><text:span text:style-name="T2">للَّهَ لاَ يَظْلِمُ مِثْقَالَ ذَرَّةٍؐ وَإِن تَكُ حَسَنَةٌ يُضَـٰعِفْهَا وَيُوتِ مِن لَّدُنْهُ أَجْراٗ عَظِيماًؐ </text:span><text:span text:style-name="T3">(40)</text:span><text:span text:style-name="T2"> فَكَيْفَ إِذَا جِيؔنَا مِن كُلِّ ٱُمَّةٙ بِشَهِيدٍ وَجِيؔنَــا بِكَ عَلَيٰ هَـٰٓؤُلآَءِ شَهِيداًؐ </text:span><text:span text:style-name="T3">(41)</text:span><text:span text:style-name="T2"> يَوْمَئِذٍ يَوَدُّ </text:span><text:span text:style-name="T5">۴</text:span><text:span text:style-name="T2">لذِينَ كَفَرُواْ وَعَصَوُاْ </text:span><text:span text:style-name="T5">۴</text:span><text:span text:style-name="T2">لرَّسُولَ لَوْ تَسَّوّۭيٰ بِهِمُ </text:span><text:span text:style-name="T5">۴</text:span><text:span text:style-name="T2">لاَرْضُ وَلاَ يَكْتُمُونَ </text:span><text:span text:style-name="T5">۰</text:span><text:span text:style-name="T2">للَّهَ حَدِيثاًؐ </text:span><text:span text:style-name="T3">(42)</text:span><text:span text:style-name="T2"> يَـٰٓأَيُّهَا </text:span><text:span text:style-name="T5">۰</text:span><text:span text:style-name="T2">لذِينَ ءَامَنُواْ لاَ تَقْرَبُواْ </text:span><text:span text:style-name="T5">۴</text:span><text:span text:style-name="T2">لصَّلَوٰةَ وَأَنتُمْ سُكَـٰرۭيٰ حَتَّيٰ تَعْلَمُواْ مَا تَقُولُونَ وَلاَ جُنُباٗ اِلاَّ عَابِـرۣى سَبِيلٖ حَتَّيٰ تَغْتَسِلُواْؐ وَإِن كُنتُم مَّرْضۭيٰٓ أَوْ عَلَيٰ سَفَر۫ اَوْ جَآءَ احَـدٌ</text:span></text:p>
      <text:p text:style-name="P3" loext:marker-style-name="T2"/>
      <text:p text:style-name="P4" loext:marker-style-name="T2"><text:span text:style-name="T2">8</text:span></text:p>
      <text:p text:style-name="P5" loext:marker-style-name="T2"><text:span text:style-name="T2">مِّنكُم مِّنَ </text:span><text:span text:style-name="T5">۰</text:span><text:span text:style-name="T2">لْغَآئِطِ أَوْ چَمَسْتُمُ </text:span><text:span text:style-name="T5">۴</text:span><text:span text:style-name="T2">لنِّسَآءَ فَلَمْ تَجِدُواْ مَآءً فَتَيَمَّمُواْ صَعِيداً طَيِّبـاً فَامْسَحُواْ بِوُجُوهِكُمْ وَأَيْدِيكُمُؐ; إِنَّ </text:span><text:span text:style-name="T5">۰</text:span><text:span text:style-name="T2">للَّهَ كَانَ عَفُوّاٗ غَفُوراٗؐ </text:span><text:span text:style-name="T3">(43)</text:span><text:span text:style-name="T2"> اَلَمْ تَرَ إِلَي </text:span><text:span text:style-name="T5">۰</text:span><text:span text:style-name="T2">لذِينَ ٱُوتُواْ نَصِيباً مِّـنَ </text:span><text:span text:style-name="T5">۰</text:span><text:span text:style-name="T2">لْكِتَــٰــبِ يَشْتَرُونَ </text:span><text:span text:style-name="T5">۰</text:span><text:span text:style-name="T2">لضَّچَلَةَ وَيُرۣيدُونَ أَن تَضِلُّواْ </text:span><text:span text:style-name="T5">۴</text:span><text:span text:style-name="T2">لسَّبِـيـلَؐ وَاللَّهُ أَعْلَمُ بِأَعْدَآئِكُمْؐ وَكَفۭيٰ بِاللَّهِ وَلِيّاً وَكَفۭيٰ بِاللَّهِ نَصِيراًؐ </text:span><text:span text:style-name="T3">(44)</text:span><text:span text:style-name="T2"> ® مِّنَ </text:span><text:span text:style-name="T5">۰</text:span><text:span text:style-name="T2">لذِينَ هَادُواْ يُحَرّۣفُونَ </text:span><text:span text:style-name="T5">۰</text:span><text:span text:style-name="T2">لْكَلِمَ عَن مَّوَاضِعِهِ” وَيَقُولُونَ سَمِعْنَا وَعَصَيْنَا وَاسْمَعْ غَيْرَ مُسْمَعٍ وَرَ؛عِنَا لَيّــاَۢ بِأَلْسِنَتِهِمْ وَطَعْناً فِى </text:span><text:span text:style-name="T5">۱</text:span><text:span text:style-name="T2">لدِّينِؐ وَلَوَ اَنَّهُمْ قَالُواْ سَمِعْنَا وَأَطَعْنَا وَاسْمَعْ وَانظُرْنَا لَكَانَ خَيْراً لَّهُمْ وَأَقْوَمَؐ وَچَكِن لَّعَنَهُمُ </text:span><text:span text:style-name="T5">۴</text:span><text:span text:style-name="T2">للَّهُ بِكُفْرۣهِمْ فَلاَ يُومِنُونَ إِلاَّ قَلِيلًؐا </text:span><text:span text:style-name="T3">(45)</text:span><text:span text:style-name="T2"> يَـٰٓأَيُّهَا </text:span><text:span text:style-name="T5">۰</text:span><text:span text:style-name="T2">لذِينَ ٱُوتُواْ </text:span><text:span text:style-name="T5">۴</text:span><text:span text:style-name="T2">لْكِتَــٰــبَ ءَامِنُواْ بِمَا نَزَّلْنَا مُصَدِّقاً لِّمَا مَعَكُم مِّن قَـبْلِ أَن نَّطْمِسَ وُجُوهاً فَنَرُدَّهَا عَلَيٰٓ أَدْبۭــٰرۣهَآ أَوْ نَلْعَنَهُمْ كَمَا لَعَنَّآ أَصْحَــٰــبَ </text:span><text:span text:style-name="T5">۰</text:span><text:span text:style-name="T2">لسَّبْــتِؐ وَكَانَ أَمْرُ </text:span><text:span text:style-name="T5">۴</text:span><text:span text:style-name="T2">للَّهِ مَفْعُولٗؐا </text:span><text:span text:style-name="T3">(46)</text:span><text:span text:style-name="T2"> اِنَّ </text:span><text:span text:style-name="T5">۰</text:span><text:span text:style-name="T2">للَّهَ لاَ يَغْفِرُ أَنْ يُّشْرَكَ بِهِؐ” وَيَغْفِرُ مَا دُونَ ذَ؛لِكَ لِمَنْ يَّشَآءُؐ وَمَنْ يُّشْرۣژْ بِاللَّهِ فَقَدِ 'فْتَرۭيٰٓ إِثْماٗ عَظِيماٗؐ </text:span><text:span text:style-name="T3">(47)</text:span><text:span text:style-name="T2"> اَلَمْ تَرَ إِلَي </text:span><text:span text:style-name="T5">۰</text:span><text:span text:style-name="T2">لذِينَ يُزَكُّونَ أَنفُسَهُمؐ</text:span></text:p>
      <text:p text:style-name="P3" loext:marker-style-name="T2"/>
      <text:p text:style-name="P4" loext:marker-style-name="T2"><text:span text:style-name="T2">84</text:span></text:p>
      <text:p text:style-name="P5" loext:marker-style-name="T2"><text:span text:style-name="T2">بَلِ </text:span><text:span text:style-name="T5">۱</text:span><text:span text:style-name="T2">للَّهُ يُزَكِّى مَنْ يَّشَآءُؐ وَلاَ يُظْلَمُونَ فَتِيلٗؐا </text:span><text:span text:style-name="T3">(48)</text:span><text:span text:style-name="T2"> </text:span><text:span text:style-name="T5">۶</text:span><text:span text:style-name="T2">نظُرْ كَيْفَ يَفْتَرُونَ عَلَـي </text:span><text:span text:style-name="T5">۰</text:span><text:span text:style-name="T2">للَّهِ </text:span><text:span text:style-name="T5">۱</text:span><text:span text:style-name="T2">لْكَذِبَ وَكَفۭيٰ بِهِ“ إِثْماً مُّبِيناٗؐ </text:span><text:span text:style-name="T3">(49)</text:span><text:span text:style-name="T2"> اَلَمْ تَرَ إِلَي </text:span><text:span text:style-name="T5">۰</text:span><text:span text:style-name="T2">لذِينَ ٱُوتُواْ نَصِيباً مِّنَ </text:span><text:span text:style-name="T5">۰</text:span><text:span text:style-name="T2">لْكِتَــٰــبِ يُومِنُونَ بِالْجِبْــتِ وَالطَّــٰغُوتِ وَيَقُولُونَ لِلذِينَ كَفَرُواْ هَـٰٓؤُلآَءِ اَ۬هْدۭيٰ مِنَ</text:span><text:span text:style-name="T5">۰</text:span><text:span text:style-name="T2">لذِينَ ءَامَنُواْ سَبِيلٗؐا </text:span><text:span text:style-name="T3">(50)</text:span><text:span text:style-name="T2"> </text:span><text:span text:style-name="T5">۷</text:span><text:span text:style-name="T2">وْلَئِكَ </text:span><text:span text:style-name="T5">۰</text:span><text:span text:style-name="T2">لذِينَ لَعَنَهُمُ </text:span><text:span text:style-name="T5">۴</text:span><text:span text:style-name="T2">للَّهُؐ وَمَنْ يَّلْعَنِ </text:span><text:span text:style-name="T5">۱</text:span><text:span text:style-name="T2">للَّهُ فَلَن تَجِدَ لَهُ„ نَصِيراٗؐ </text:span><text:span text:style-name="T3">(51)</text:span><text:span text:style-name="T2"> اَمْ لَهُمْ نَصِيبٌ مِّنَ </text:span><text:span text:style-name="T5">۰</text:span><text:span text:style-name="T2">لْمُلْكِ فَإِذاً لاَّ يُوتُونَ </text:span><text:span text:style-name="T5">۰</text:span><text:span text:style-name="T2">لنَّاسَ نَقِيراٗؐ </text:span><text:span text:style-name="T3">(52)</text:span><text:span text:style-name="T2"> اَمْ يَحْسُدُونَ </text:span><text:span text:style-name="T5">۰</text:span><text:span text:style-name="T2">لنَّاسَ عَلَيٰ مَآ ءَاتۭيٰهُمُ </text:span><text:span text:style-name="T5">۴</text:span><text:span text:style-name="T2">للَّهُ مِن فَضْلِهِؐ” فَقَدَ —اتَيْنَـآ ءَالَ إِبْرَ؛هِيمَ </text:span><text:span text:style-name="T5">۰</text:span><text:span text:style-name="T2">لْكِتَــٰــبَ وَالْحِكْمَةَ وَءَاتَيْنَــٰهُم مُّلْكاٗ عَظِيماًؐ </text:span><text:span text:style-name="T3">(53)</text:span><text:span text:style-name="T2"> فَمِنْهُم مَّنَ —امَنَ بِهِ” وَمِنْهُم مَّن صَدَّ عَنْهُؐ وَكَفۭيٰ بِجَهَنَّمَ سَعِيراٗؐ </text:span><text:span text:style-name="T3">(54)</text:span><text:span text:style-name="T2"> اِنَّ </text:span><text:span text:style-name="T5">۰</text:span><text:span text:style-name="T2">لذِينَ كَفَرُواْ بِـَٔايَــٰتِنَا سَوْفَ نُصْلِيهِمْ نَاراًؐ كُلَّمَا نَضِجَتْ جُلُودُهُم بَدَّلْنَــٰـهُمْ جُلُوداٗ غَيْرَهَا لِيَذُوقُواْ </text:span><text:span text:style-name="T5">۴</text:span><text:span text:style-name="T2">لْعَذَابَؐ إِنَّ </text:span><text:span text:style-name="T5">۰</text:span><text:span text:style-name="T2">للَّهَ كَانَ عَزۣيزاٗ حَكِيماًؐ </text:span><text:span text:style-name="T3">(55)</text:span><text:span text:style-name="T2"> وَالذِينَ ءَامَنُواْ وَعَمِلُواْ </text:span><text:span text:style-name="T5">۴</text:span><text:span text:style-name="T2">ڤصَّـٰڤِحَــٰــتِ سَنُدْخِلُهُمْ جَنَّــٰــتٍ تَجْرۣى مِن تَحْتِهَا </text:span><text:span text:style-name="T5">۰</text:span><text:span text:style-name="T2">لاَنْهَــٰرُ خَــٰلِدِينَ</text:span></text:p>
      <text:p text:style-name="P3" loext:marker-style-name="T2"/>
      <text:p text:style-name="P4" loext:marker-style-name="T2"><text:span text:style-name="T2">85</text:span></text:p>
      <text:p text:style-name="P5" loext:marker-style-name="T2"><text:span text:style-name="T2">فِيهَآ أَبَداًؐ لَّهُمْ فِيهَآ أَزْوَ؛جٌ مُّطَهَّرَةٌؐ وَنُدْخِلُهُمْ ظِلًاّ ظَلِيلٗؐا </text:span><text:span text:style-name="T3">(56)</text:span><text:span text:style-name="T2"> ¥ اِنَّ </text:span><text:span text:style-name="T5">۰</text:span><text:span text:style-name="T2">للَّهَ يَامُرُكُمُ; أَن تُوَ۬دُّواْ </text:span><text:span text:style-name="T5">۴</text:span><text:span text:style-name="T2">لاَمَــٰنَــٰــتِ إِلَـيٰٓ أَهْلِهَا وَإِذَا حَكَمْتُم بَيْنَ </text:span><text:span text:style-name="T5">۰</text:span><text:span text:style-name="T2">لنَّاسِ أَن تَحْكُمُواْ بِالْعَدْلِؐ إِنَّ </text:span><text:span text:style-name="T5">۰</text:span><text:span text:style-name="T2">للَّهَ نِعِمَّا يَعِظُكُم بِهِؐ“ إِنَّ </text:span><text:span text:style-name="T5">۰</text:span><text:span text:style-name="T2">للَّهَ كَانَ سَمِيعاَۢ بَصِيراًؐ </text:span><text:span text:style-name="T3">(57)</text:span><text:span text:style-name="T2"> يَـٰٓـأَيُّهَا </text:span><text:span text:style-name="T5">۰</text:span><text:span text:style-name="T2">لذِينَ ءَامَنُوٓاْ أَطِيعُواْ </text:span><text:span text:style-name="T5">۴</text:span><text:span text:style-name="T2">للَّهَ وَأَطِيعُواْ </text:span><text:span text:style-name="T5">۴</text:span><text:span text:style-name="T2">لرَّسُـولَ وَٱُوْلِى </text:span><text:span text:style-name="T5">۱</text:span><text:span text:style-name="T2">لاَمْرۣ مِنكُمْؐ فَإِن تَنَــٰزَعْتُمْ فِى شَيْءٍ فَرُدُّوهُ إِلَي </text:span><text:span text:style-name="T5">۰</text:span><text:span text:style-name="T2">للَّهِ وَالرَّسُولِ إِن كُنتُمْ تُومِنُونَ بِاللَّهِ وَالْيَوْمِ </text:span><text:span text:style-name="T5">۱</text:span><text:span text:style-name="T2">لاَخِرۣؐ ذَ؛لِكَ خَيْرٌ وَأَحْسَنُ تَاوۣيلٗؐا </text:span><text:span text:style-name="T3">(58)</text:span><text:span text:style-name="T2"> اَلَمْ تَرَ إِلَي </text:span><text:span text:style-name="T5">۰</text:span><text:span text:style-name="T2">لذِينَ يَزْعُمُونَ أَنَّهُمُ; ءَامَنُواْ بِمَآ ٱُنزۣلَ إِلَيْكَ وَمَـآ ٱُنزۣلَ مِن قَبْلِكَ يُرۣيدُونَ أَنْ يَّتَحَاكَمُوٓاْ إِلَي </text:span><text:span text:style-name="T5">۰</text:span><text:span text:style-name="T2">لطَّــٰغُوتتتِ وَقَدُ </text:span><text:span text:style-name="T5">۷</text:span><text:span text:style-name="T2">مِرُوٓاْ أَنْ يَّكْفُرُواْ بِهِؐ” وَيُرۣيدُ </text:span><text:span text:style-name="T5">۴</text:span><text:span text:style-name="T2">لشَّيْطَـٰنُ أَنْ يُّضِلَّهُمْ ضَچَلٚا بَعِيداًؐ </text:span><text:span text:style-name="T3">(59)</text:span><text:span text:style-name="T2"> وَإِذَا قِيلَ لَهُمْ تَعَالَوۣاْ اِلَـيٰ مَآ أَنزَلَ </text:span><text:span text:style-name="T5">۰</text:span><text:span text:style-name="T2">للَّهُ وَإِلَي </text:span><text:span text:style-name="T5">۰</text:span><text:span text:style-name="T2">لرَّسُولِ رَأَيْتَ </text:span><text:span text:style-name="T5">۰</text:span><text:span text:style-name="T2">لْمُنَــٰفِقِيـنَ يَصُدُّونَ عَنكَ صُدُوداًؐ </text:span><text:span text:style-name="T3">(60)</text:span><text:span text:style-name="T2"> فَكَيْفَ إِذَآ أَصَـٰبَتْهُم مُّصِيبَةٛ بِمَا قَدَّمَتَ اَيْدِيهِمْ ثُمَّ جَآءُوكَ يَحْلِفُونَ بِاللَّهِ إِنَ اَرَدْنَآ إِلٓاَّ إِحْسَــٰناً وَتَوْفِيقاٗؐ </text:span><text:span text:style-name="T3">(61)</text:span><text:span text:style-name="T2"> </text:span><text:span text:style-name="T5">۷</text:span><text:span text:style-name="T2">وْلَئِكَ </text:span><text:span text:style-name="T5">۰</text:span><text:span text:style-name="T2">لذِينَ يَعْلَمُ </text:span><text:span text:style-name="T5">۴</text:span><text:span text:style-name="T2">للَّهُ</text:span></text:p>
      <text:p text:style-name="P3" loext:marker-style-name="T2"/>
      <text:p text:style-name="P4" loext:marker-style-name="T2"><text:span text:style-name="T2">86</text:span></text:p>
      <text:p text:style-name="P5" loext:marker-style-name="T2"><text:span text:style-name="T2">مَا فِى قُلُوبِهِمْ فَأَعْرۣضْ عَنْهُمْ وَعِظْهُمْ وَقُل لَّهُمْ فِىٓ أَنفُسِهِمْ قَوْلٚا بَلِيغاًؐ </text:span><text:span text:style-name="T3">(62)</text:span><text:span text:style-name="T2"> وَمَآ أَرْسَلْنَا مِن رَّسُولٖ اِلاَّ لِيُطَاعَ بِإِذْنِ </text:span><text:span text:style-name="T5">۱</text:span><text:span text:style-name="T2">للَّهِؐ وَلَوَ اَنَّهُمُ; إِذ ظَّلَمُوٓاْ أَنفُسَهُمْ جَآءُوكَ فَاسْتَغْفَرُواْ </text:span><text:span text:style-name="T5">۴</text:span><text:span text:style-name="T2">للَّهَ وَاسْتَغْفَرَ لَهُمُ </text:span><text:span text:style-name="T5">۴</text:span><text:span text:style-name="T2">لرَّسُولُ لَوَجَدُواْ </text:span><text:span text:style-name="T5">۴</text:span><text:span text:style-name="T2">للَّهَ تَوَّاباً رَّحِيماًؐ </text:span><text:span text:style-name="T3">(63)</text:span><text:span text:style-name="T2"> ® فَلاَ وَرَبِّكَ لاَ يُومِنُونَ حَتَّيٰ يُحَكِّمُوكَ فِيمَا شَجَرَ بَيْنَهُمْ ثُمَّ لاَ يَجِدُواْ فِىٓ أَنفُسِهِمْ حَرَجاً مِّمَّا قَضَيْتَ وَيُسَلِّمُواْ تَسْلِيماًؐ </text:span><text:span text:style-name="T3">(64)</text:span><text:span text:style-name="T2"> وَلَوَ اَنَّا كَتَبْنَا عَلَيْهِمُ; أَنُ </text:span><text:span text:style-name="T5">۶</text:span><text:span text:style-name="T2">قْتُلُوٓاْ أَنفُسَكُمُ; أَوُ </text:span><text:span text:style-name="T5">۶</text:span><text:span text:style-name="T2">خْرُجُواْ مِن دِيۭـٰرۣكُم مَّا فَعَلُوهُ إِلاَّ قَلِيلٌ مِّنْهُمْؐ وَلَوَ اَنَّهُمْ فَعَلُواْ مَا يُوعَظُونَ بِهِ” لَكَانَ خَيْراً لَّهُمْ وَأَشَدَّ تَثْبِيتاًؐ </text:span><text:span text:style-name="T3">(65)</text:span><text:span text:style-name="T2"> وَإِذاً ءَلاَّتَيْنَــٰهُم مِّن لَّدُنَّآ أَجْراٗ عَظِيماً </text:span><text:span text:style-name="T3">(66)</text:span><text:span text:style-name="T2"> وَلَهَدَيْنَــٰهُمْ صِرَ؛طاً مُّسْتَقِيماًؐ </text:span><text:span text:style-name="T3">(67)</text:span><text:span text:style-name="T2"> وَمَنْ يُّطِعِ </text:span><text:span text:style-name="T5">۱</text:span><text:span text:style-name="T2">للَّهَ وَالرَّسُولَ فَٱُوْلَئِكَ مَعَ </text:span><text:span text:style-name="T5">۰</text:span><text:span text:style-name="T2">لذِينَ أَنْعَمَ </text:span><text:span text:style-name="T5">۰</text:span><text:span text:style-name="T2">للَّهُ عَلَيْهِم مِّنَ </text:span><text:span text:style-name="T5">۰</text:span><text:span text:style-name="T2">لنَّبِيٓــٕـﯧنَ وَالصِّدِّيقِينَ وَالشُّهَدَآءِ وَاڤصَّـٰڤِحِينَؐ وَحَسُنَ ٱُوْلَئِكَ رَفِيقاًؐ </text:span><text:span text:style-name="T3">(68)</text:span><text:span text:style-name="T2"> ذَ؛لِكَ </text:span><text:span text:style-name="T5">۰</text:span><text:span text:style-name="T2">لْفَضْلُ مِنَ </text:span><text:span text:style-name="T5">۰</text:span><text:span text:style-name="T2">للَّهِؐ وَكَفۭيٰ بِاللَّهِ عَلِيماًؐ </text:span><text:span text:style-name="T3">(69)</text:span><text:span text:style-name="T2"> يَـٰٓأَيُّهَا </text:span><text:span text:style-name="T5">۰</text:span><text:span text:style-name="T2">لذِينَ ءَامَنُواْ خُذُواْ حِذْرَكُمْ فَانفِرُواْ ثُبَاتٖ اَوۣ 'نفِرُواْ جَمِيعاًؐ</text:span></text:p>
      <text:p text:style-name="P3" loext:marker-style-name="T2"/>
      <text:p text:style-name="P4" loext:marker-style-name="T2"><text:span text:style-name="T2">87</text:span></text:p>
      <text:p text:style-name="P5" loext:marker-style-name="T2"><text:span text:style-name="T3">(70)</text:span><text:span text:style-name="T2"> وَإِنَّ مِنكُمْ لَمَن لَّيُبَطِّيؕنَّؐ فَإِنَ اَصَـٰبَتْكُم مُّصِيبَةٌ قَالَ قَدَ اَنْعَمَ </text:span><text:span text:style-name="T5">۰</text:span><text:span text:style-name="T2">للَّهُ عَلَيَّ إِذْ لَمَ اَكُن مَّعَهُمْ شَهِيداًؐ </text:span><text:span text:style-name="T3">(71)</text:span><text:span text:style-name="T2"> وَلَئِنَ اَصَــٰبَكُمْ فَضْلٌ مِّنَ </text:span><text:span text:style-name="T5">۰</text:span><text:span text:style-name="T2">للَّهِ لَيَقُولَنَّ كَأَن لَّمْ يَكُنۢ بَيْنَكُمْ وَبَيْنَهُ„ مَوَدَّةٌ يَـٰلَيْتَنِى كُنــتُ مَعَهُمْ فَأَفُوزَ فَوْزاٗ عَظِيمــاًؐ </text:span><text:span text:style-name="T3">(72)</text:span><text:span text:style-name="T2"> © فَلْيُقَــٰتِـلْ فِى سَبِيلِ </text:span><text:span text:style-name="T5">۱</text:span><text:span text:style-name="T2">للَّهِ </text:span><text:span text:style-name="T5">۱</text:span><text:span text:style-name="T2">لذِينَ يَشْرُونَ </text:span><text:span text:style-name="T5">۰</text:span><text:span text:style-name="T2">لْحَيَوٰةَ </text:span><text:span text:style-name="T5">۰</text:span><text:span text:style-name="T2">لدُّنْيۭـا بِالاَخِرَةِؐ وَمَنْ يُّقَــٰتِـلْ فِى سَبِيلِ </text:span><text:span text:style-name="T5">۱</text:span><text:span text:style-name="T2">للَّهِ فَيُقْتَلَ اَوْ يَغْلِبْ فَسَوْفَ نُوتِيهِ أَجْراٗ عَظِيماًؐ </text:span><text:span text:style-name="T3">(73)</text:span><text:span text:style-name="T2"> وَمَا لَكُمْ لاَ تُقَــٰتِلُونَ فِى سَبِيلِ </text:span><text:span text:style-name="T5">۱</text:span><text:span text:style-name="T2">للَّهِ وَالْمُسْتَضْعَفِينَ مِنَ </text:span><text:span text:style-name="T5">۰</text:span><text:span text:style-name="T2">لرّۣجَالِ وَالنِّسَآءِ وَالْوۣلْدَ؛نِ </text:span><text:span text:style-name="T5">۱</text:span><text:span text:style-name="T2">لذِينَ يَقُولُونَ رَبَّنَآ أَخْرۣجْنَا مِنْ هَـٰذِهِ </text:span><text:span text:style-name="T5">۱</text:span><text:span text:style-name="T2">لْقَرْيَةِ </text:span><text:span text:style-name="T5">۱</text:span><text:span text:style-name="T2">لظَّالِمِ أَهْلُهَــا وَاجْعَل لَّنَا مِن لَّدُنكَ وَلِيّاً وَاجْعَل لَّنَا مِن لَّدُنكَ نَصِيراٗؐ </text:span><text:span text:style-name="T3">(74)</text:span><text:span text:style-name="T2"> </text:span><text:span text:style-name="T5">۱</text:span><text:span text:style-name="T2">لذِينَ ءَامَنُواْ يُقَــٰتِلُونَ فِى سَبِيلِ </text:span><text:span text:style-name="T5">۱</text:span><text:span text:style-name="T2">للَّهِؐ وَالذِينَ كَفَرُواْ يُقَــٰتِلُونَ فِى سَبِيلِ </text:span><text:span text:style-name="T5">۱</text:span><text:span text:style-name="T2">لطَّـٰغُوتِؐ فَقَــٰتِلُوٓاْ أَوْلِيَآءَ </text:span><text:span text:style-name="T5">۰</text:span><text:span text:style-name="T2">لشَّيْطَـٰنِؐ إِنَّ كَيْدَ </text:span><text:span text:style-name="T5">۰</text:span><text:span text:style-name="T2">لشَّيْطَـٰنِ كَانَ ضَعِيفاٗؐ </text:span><text:span text:style-name="T3">(75)</text:span><text:span text:style-name="T2"> اَلَمْ تَرَ إِلَي </text:span><text:span text:style-name="T5">۰</text:span><text:span text:style-name="T2">لذِينَ قِيلَ لَهُمْ كُفُّوٓاْ أَيْدِيَكُمْ وَأَقِيمُواْ </text:span><text:span text:style-name="T5">۴</text:span><text:span text:style-name="T2">لصَّلَوٰةَ وَءَاتُواْ </text:span><text:span text:style-name="T5">۴</text:span><text:span text:style-name="T2">لزَّكَوٰةَؐ فَلَمَّا كُتِــبَ عَلَيْهِمُ </text:span><text:span text:style-name="T5">۴</text:span><text:span text:style-name="T2">لْقِتَالُ إِذَا فَرۣيقٌ مِّنْهُمْ</text:span></text:p>
      <text:p text:style-name="P3" loext:marker-style-name="T2"/>
      <text:p text:style-name="P4" loext:marker-style-name="T2"><text:span text:style-name="T2">88</text:span></text:p>
      <text:p text:style-name="P5" loext:marker-style-name="T2"><text:span text:style-name="T2">يَخْشَوْنَ </text:span><text:span text:style-name="T5">۰</text:span><text:span text:style-name="T2">لنَّاسَ كَخَشْيَةِ </text:span><text:span text:style-name="T5">۱</text:span><text:span text:style-name="T2">للَّهِ أَوَ اَشَدَّ خَشْيَةًؐ وَقَالُواْ رَبَّـنَـا لِمَ كَتَبْــتَ عَلَيْنَا </text:span><text:span text:style-name="T5">۰</text:span><text:span text:style-name="T2">لْقِتَالَ لَوْلآَ أَخَّرْتَنَآ إِلَـيٰٓ أَجَلٍ قَرۣيبٍؐ قُلْ مَتَــٰعُ </text:span><text:span text:style-name="T5">۴</text:span><text:span text:style-name="T2">لدُّنْيۭا قَلِيلٌؐ وَالاَخِرَةُ خَيْرٌ لِّمَنِ 'تَّقۭيٰؐ وَلاَ تُظْلَمُونَ فَتِيلٗؐا </text:span><text:span text:style-name="T3">(76)</text:span><text:span text:style-name="T2"> اَيْنَمَا تَكُونُواْ يُدْرۣككُّمُ </text:span><text:span text:style-name="T5">۴</text:span><text:span text:style-name="T2">لْمَوْتُ وَلَوْ كُنتُمْ فِى بُرُوجٍ مُّشَيَّدَةٍؐ وَإِن تُصِبْهُمْ حَسَنَةٌ يَقُولُواْ هَـٰذِهِ” مِنْ عِندِ </text:span><text:span text:style-name="T5">۱</text:span><text:span text:style-name="T2">للَّهِؐ وَإِن تُصِبْهُمْ سَيِّيؕةٌ يَقُولُواْ هَـٰذِهِ” مِنْ عِندِكَؐ قُلْ كُلٌّ مِّنْ عِندِ </text:span><text:span text:style-name="T5">۱</text:span><text:span text:style-name="T2">للَّهِؐ فَمَالِ هَـٰٓؤُلآَءِ </text:span><text:span text:style-name="T5">۱</text:span><text:span text:style-name="T2">لْقَوْمِ لاَ يَكَادُونَ يَفْقَهُونَ حَدِيثاًؐ </text:span><text:span text:style-name="T3">(77)</text:span><text:span text:style-name="T2"> ® مَّآ أَصَابَكَ مِنْ حَسَنَةٍ فَمِنَ </text:span><text:span text:style-name="T5">۰</text:span><text:span text:style-name="T2">للَّهِؐ وَمَآ أَصَابَكَ مِن سَيِّيؕةٍ فَمِن نَّفْسِكَؐ وَأَرْسَلْنَــٰــكَ لِلنَّاسِ رَسُولًؐا وَكَفۭـيٰ بِاللَّهِ شَهِيداًؐ </text:span><text:span text:style-name="T3">(78)</text:span><text:span text:style-name="T2"> مَّنْ يُّطِعِ </text:span><text:span text:style-name="T5">۱</text:span><text:span text:style-name="T2">لرَّسُولَ فَقَدَ اَطَاعَ </text:span><text:span text:style-name="T5">۰</text:span><text:span text:style-name="T2">للَّهَؐ وَمَن تَوَلّۭـيٰ فَمَآ أَرْسَلْنَـٰكَ عَلَيْهِمْ حَفِيظــاًؐ </text:span><text:span text:style-name="T3">(79)</text:span><text:span text:style-name="T2"> وَيَقُولُونَ طَاعَةٌؐ فَإِذَا بَرَزُواْ مِنْ عِندِكَ بَيَّتَ طَآئِـفَةٌ مِّنْهُمْ غَيْرَ </text:span><text:span text:style-name="T5">۰ﻟ﮲</text:span><text:span text:style-name="T2"> تَقُولُؐ وَاللَّهُ يَكْتُبُ مَا يُبَيِّتُونَؐ فَأَعْرۣضْ عَنْهُمْ وَتَوَكَّلْ عَلَي </text:span><text:span text:style-name="T5">۰</text:span><text:span text:style-name="T2">للَّهِؐ وَكَفۭيٰ بِاللَّهِ وَكِيلٗؐا </text:span><text:span text:style-name="T3">(80)</text:span><text:span text:style-name="T2"> اَفَلاَ يَتَدَبَّرُونَ </text:span><text:span text:style-name="T5">۰</text:span><text:span text:style-name="T2">لْقُرْءَانَؐ وَلَوْ كَانَ مِنْ عِندِ غَيْرۣ </text:span><text:span text:style-name="T5">۱</text:span><text:span text:style-name="T2">للَّهِ لَوَجَدُواْ فِيهِ</text:span></text:p>
      <text:p text:style-name="P3" loext:marker-style-name="T2"/>
      <text:p text:style-name="P4" loext:marker-style-name="T2"><text:span text:style-name="T2">89</text:span></text:p>
      <text:p text:style-name="P5" loext:marker-style-name="T2"><text:span text:style-name="T2">'خْتِچَفاً كَثِيراًؐ </text:span><text:span text:style-name="T3">(81)</text:span><text:span text:style-name="T2"> وَإِذَا جَآءَهُمُ; أَمْرٌ مِّنَ </text:span><text:span text:style-name="T5">۰</text:span><text:span text:style-name="T2">لاَمْنِ أَوۣ </text:span><text:span text:style-name="T5">۱</text:span><text:span text:style-name="T2">لْخَوْفِ أَذَاعُواْ بِهِؐ” وَلَوْ رَدُّوهُ إِلَي </text:span><text:span text:style-name="T5">۰</text:span><text:span text:style-name="T2">لرَّسُولِ وَإِلَيٰٓ ٱُوْلِى </text:span><text:span text:style-name="T5">۱</text:span><text:span text:style-name="T2">لاَمْرۣ مِنْهُمْ لَعَلِمَهُ </text:span><text:span text:style-name="T5">۴</text:span><text:span text:style-name="T2">لذِينَ يَسْتَنۢبِطُونَهُ„ مِنْهُمْؐ وَلَوْلاَ فَضْلُ </text:span><text:span text:style-name="T5">۴</text:span><text:span text:style-name="T2">للَّهِ عَلَيْكُمْ وَرَحْمَتُهُ„ لاَتَّبَعْتُمُ </text:span><text:span text:style-name="T5">۴</text:span><text:span text:style-name="T2">لشَّيْطَـٰنَ إِلاَّ قَلِيلًؐا </text:span><text:span text:style-name="T3">(82)</text:span><text:span text:style-name="T2"> فَقَــٰتِلْ فِى سَبِيلِ </text:span><text:span text:style-name="T5">۱</text:span><text:span text:style-name="T2">للَّهِؐ لاَ تُكَلَّفُ إِلاَّ نَفْسَكَؐ وَحَرّۣضِ </text:span><text:span text:style-name="T5">۱</text:span><text:span text:style-name="T2">لْمُومِنِينَؐ عَسَي </text:span><text:span text:style-name="T5">۰</text:span><text:span text:style-name="T2">للَّهُ أَنْ يَّكُفَّ بَأْسَ </text:span><text:span text:style-name="T5">۰</text:span><text:span text:style-name="T2">لذِينَ كَفَرُواْؐ وَاللَّهُ أَشَدُّ بَأْساً وَأَشَدُّ تَنكِيلًؐا </text:span><text:span text:style-name="T3">(83)</text:span><text:span text:style-name="T2"> مَّنْ يَّشْفَعْ شَفَــٰعَةٗ حَسَنَةً يَكُن لَّهُ„ نَصِيبٌ مِّنْهَاؐ وَمَنْ يَّشْفَعْ شَفَــٰعَةً سَيِّيؕةً يَكُن لَّهُ„ كِفْلٌ مِّنْهَاؐ وَكَانَ </text:span><text:span text:style-name="T5">۰</text:span><text:span text:style-name="T2">للَّهُ عَلَيٰ كُلِّ شَيْءٍ مُّقِيتـاًؐ </text:span><text:span text:style-name="T3">(84)</text:span><text:span text:style-name="T2"> وَإِذَا حُيِّيتُم بِتَحِيَّةٍ فَحَيُّواْ بِأَحْسَـنَ مِنْهَآ أَوْ رُدُّوهَآؐ إِنَّ </text:span><text:span text:style-name="T5">۰</text:span><text:span text:style-name="T2">للَّهَ كَانَ عَلَيٰ كُلِّ شَيْءٖ حَسِيبـاٗؐ </text:span><text:span text:style-name="T3">(85)</text:span><text:span text:style-name="T2"> ¤ </text:span><text:span text:style-name="T5">۱</text:span><text:span text:style-name="T2">للَّهُ لآَ إِچَهَ إِلاَّ هُوَؐ ڤَيَجْمَعَنَّكُمُ; إِلَيٰ يَوْمِ </text:span><text:span text:style-name="T5">۱</text:span><text:span text:style-name="T2">لْقِيَــٰمَةِ لاَ رَيْبَ فِيهِؐ وَمَنَ اَصْدَقُ مِنَ </text:span><text:span text:style-name="T5">۰</text:span><text:span text:style-name="T2">للَّهِ حَدِيثاًؐ </text:span><text:span text:style-name="T3">(86)</text:span><text:span text:style-name="T2"> فَمَا لَكُمْ فِى </text:span><text:span text:style-name="T5">۱</text:span><text:span text:style-name="T2">لْمُنَــٰفِقِينَ فِيؕتَيْنِ وَاللَّهُ أَرْكَسَهُم بِمَا كَسَبُوٓاْؐ أَتُرۣيدُونَ أَن تَهْدُواْ مَنَ اَضَلَّ </text:span><text:span text:style-name="T5">۰</text:span><text:span text:style-name="T2">للَّهُؐ وَمَنْ يُّضْلِلِ </text:span><text:span text:style-name="T5">۱</text:span><text:span text:style-name="T2">للَّهُ فَلَن تَجِدَ لَهُ„ سَبِيلًؐا </text:span><text:span text:style-name="T3">(87)</text:span><text:span text:style-name="T2"> وَدُّواْ لَوْ تَكْفُرُونَ</text:span></text:p>
      <text:p text:style-name="P3" loext:marker-style-name="T2"/>
      <text:p text:style-name="P4" loext:marker-style-name="T2"><text:span text:style-name="T2">90</text:span></text:p>
      <text:p text:style-name="P5" loext:marker-style-name="T2"><text:span text:style-name="T2">كَمَا كَفَرُواْ فَتَكُونُونَ سَوَآءًؐ فَلاَ تَتَّخِذُواْ مِنْهُمُ; أَوْلِيَآءَ حَتَّيٰ يُهَاجِرُواْ فِى سَبِيلِ </text:span><text:span text:style-name="T5">۱</text:span><text:span text:style-name="T2">للَّهِؐ فَإِن تَوَلَّوْاْ فَخُذُوهُمْ وَاقْتُلُوهُمْ حَيْثُ وَجَدتُّمُوهُمْ وَلاَ تَتَّخِذُواْ مِنْهُمْ وَلِيّاً وَلاَ نَصِيراٗ </text:span><text:span text:style-name="T3">(88)</text:span><text:span text:style-name="T2"> اِلاَّ </text:span><text:span text:style-name="T5">۰</text:span><text:span text:style-name="T2">لذِينَ يَصِلُونَ إِلَيٰ قَوْمٙ بَيْنَكُمْ وَبَيْنَهُم مِّيثَـٰق٘ اَوْ جَآءُوكُمْؐ حَصِرَتتتْ صُدُورُهُمُ; أَنْ يُّقَــٰتِلُوكُمُ; أَوْ يُقَــٰتِلُواْ قَوْمَهُمْؐ وَلَوْ شَآءَ </text:span><text:span text:style-name="T5">۰</text:span><text:span text:style-name="T2">للَّهُ لَسَلَّطَهُمْ عَلَيْكُمْ فَلَقَــٰتَلُوكُمْؐ فَإِنِ 'عْتَزَلُوكُمْ فَلَمْ يُقَــٰتِلُوكُمْ وَأَلْقَوۣاْ اِلَيْكُمُ </text:span><text:span text:style-name="T5">۴</text:span><text:span text:style-name="T2">لسَّلَمَ فَمَا جَعَلَ </text:span><text:span text:style-name="T5">۰</text:span><text:span text:style-name="T2">للَّهُ لَكُمْ عَلَيْهِمْ سَبِيلًؐا </text:span><text:span text:style-name="T3">(89)</text:span><text:span text:style-name="T2"> سَتَجِدُونَ ءَاخَرۣينَ يُرۣيدُونَ أَنْ يَّامَنُوكُمْ وَيَامَنُواْ قَوْمَهُمْ كُلَّ مَا رُدُّوٓاْ إِلَي </text:span><text:span text:style-name="T5">۰</text:span><text:span text:style-name="T2">لْفِتْنَةِ ٱُرْكِسُواْ فِيهَاؐ فَإِن لَّمْ يَعْتَزۣلُوكُمْ وَيُلْقُوٓاْ إِلَيْكُمُ </text:span><text:span text:style-name="T5">۴</text:span><text:span text:style-name="T2">لسَّلَمَ وَيَكُفُّوٓاْ أَيْـدِيَـهُمْ فَخُذُوهُمْ وَاقْتُلُوهُمْ حَـيْـثُ ثَقِفْتُمُوهُمْؐ وَٱُوْلَئِكُمْ جَعَلْنَا لَكُمْ عَلَيْهِمْ سُلْطَــٰنـاً مُّبِيناًؐ </text:span><text:span text:style-name="T3">(90)</text:span><text:span text:style-name="T2"> وَمَا كَانَ لِمُومِنٖ اَنْ يَّقْتُلَ مُومِناٗؐ اِلاَّ خَطَـٔاًؐ وَمَن قَتَلَ مُومِناٗ خَطَـٔاً فَتَحْرۣيرُ رَقَبَةٍ مُّومِنَةٍ وَدِيَةٌ مُّسَلَّمَة٘ اِلَـيٰٓ أَهْلِهِ“ إِلٓاَّ أَنْ يَّصَّدَّقُواْؐ فَإِن كَانَ مِن قَوْمٖ عَدُوٍّ لَّكُمْ</text:span></text:p>
      <text:p text:style-name="P3" loext:marker-style-name="T2"/>
      <text:p text:style-name="P4" loext:marker-style-name="T2"><text:span text:style-name="T2">91</text:span></text:p>
      <text:p text:style-name="P5" loext:marker-style-name="T2"><text:span text:style-name="T2">وَهُوَ مُومِنٌ فَتَحْرۣيرُ رَقَبَةٍ مُّومِنَةٍؐ وَإِن كَانَ مِن قَوْمٙ بَيْنَكُمْ وَبَيْنَهُم مِّيثَـٰقٌ فَدِيَةٌ مُّسَلَّمَة٘ اِلَـيٰٓ أَهْلِهِ” وَتَحْرۣيرُ رَقَـبَةٍ مُّومِنَةٍؐ ® فَمَن لَّمْ يَجِدْ فَصِيَامُ شَهْرَيْنِ مُتَتَابِعَيْنِ تَوْبَةً مِّنَ </text:span><text:span text:style-name="T5">۰</text:span><text:span text:style-name="T2">للَّهِؐ وَكَانَ </text:span><text:span text:style-name="T5">۰</text:span><text:span text:style-name="T2">للَّهُ عَلِيمـاٗ حَكِيمـاًؐ </text:span><text:span text:style-name="T3">(91)</text:span><text:span text:style-name="T2"> وَمَنْ يَّقْتُلْ مُومِناً مُّتَعَمِّداً فَجَزَآؤُهُ„ جَهَنَّمُ خَــٰلِداً فِيهَا وَغَضِبَ </text:span><text:span text:style-name="T5">۰</text:span><text:span text:style-name="T2">للَّهُ عَلَيْهِ وَلَعَنَهُ„ وَأَعَدَّ لَهُ„ عَذَاباٗ عَظِيماًؐ </text:span><text:span text:style-name="T3">(92)</text:span><text:span text:style-name="T2"> يَـٰٓأَيُّهَا </text:span><text:span text:style-name="T5">۰</text:span><text:span text:style-name="T2">لذِينَ ءَامَنُوٓاْ إِذَا ضَرَبْتُمْ فِى سَبِيلِ </text:span><text:span text:style-name="T5">۱</text:span><text:span text:style-name="T2">للَّهِ فَتَبَيَّنُواْؐ وَلاَ تَقُـولُواْ لِمَنَ اَلْقۭيٰٓ إِلَيْكُمُ </text:span><text:span text:style-name="T5">۴</text:span><text:span text:style-name="T2">لسَّلَمَ لَسْــتَ مُومِناً تَبْتَغُونَ عَرَضَ </text:span><text:span text:style-name="T5">۰</text:span><text:span text:style-name="T2">لْحَيَوٰةِ </text:span><text:span text:style-name="T5">۱</text:span><text:span text:style-name="T2">لدُّنْيۭا فَعِندَ </text:span><text:span text:style-name="T5">۰</text:span><text:span text:style-name="T2">للَّهِ مَغَانِمُ كَثِيرَةٌؐ كَذَ؛لِكَ كُنتُم مِّن قَـبْلُ فَمَنَّ </text:span><text:span text:style-name="T5">۰</text:span><text:span text:style-name="T2">للَّهُ عَلَيْكُمْؐ فَتَبَيَّنُوٓاْؐ إِنَّ </text:span><text:span text:style-name="T5">۰</text:span><text:span text:style-name="T2">للَّهَ كَانَ بِمَا تَعْمَلُونَ خَبِيراًؐ </text:span><text:span text:style-name="T3">(93)</text:span><text:span text:style-name="T2"> لاَّ يَسْتَوۣى </text:span><text:span text:style-name="T5">۱</text:span><text:span text:style-name="T2">لْقَــٰعِدُونَ مِنَ </text:span><text:span text:style-name="T5">۰</text:span><text:span text:style-name="T2">لْمُومِنِينَ غَيْرَ ٱُوْلِى </text:span><text:span text:style-name="T5">۱</text:span><text:span text:style-name="T2">لضَّرَرۣ وَاڤْمُجَــٰهِدُونَ فِى سَبِيلِ </text:span><text:span text:style-name="T5">۱</text:span><text:span text:style-name="T2">للَّهِ بِأَمْوَ؛لِهِمْ وَأَنفُسِهِمْؐ فَضَّلَ </text:span><text:span text:style-name="T5">۰</text:span><text:span text:style-name="T2">للَّهُ </text:span><text:span text:style-name="T5">۴</text:span><text:span text:style-name="T2">ڤْمُجَــٰهِدِينَ بِأَمْوَ؛لِهِمْ وَأَنفُسِهِمْ عَلَي </text:span><text:span text:style-name="T5">۰</text:span><text:span text:style-name="T2">لْقَــٰعِدِينَ دَرَجَةًؐ وَكُلًاّ وَعَدَ </text:span><text:span text:style-name="T5">۰</text:span><text:span text:style-name="T2">للَّهُ </text:span><text:span text:style-name="T5">۴</text:span><text:span text:style-name="T2">لْحُسْنۭيٰؐ وَفَضَّلَ </text:span><text:span text:style-name="T5">۰</text:span><text:span text:style-name="T2">للَّهُ </text:span><text:span text:style-name="T5">۴</text:span><text:span text:style-name="T2">ڤْمُجَــٰهِدِينَ عَلَي </text:span><text:span text:style-name="T5">۰</text:span><text:span text:style-name="T2">لْقَــٰعِدِينَ أَجْراٗ عَظِيماً </text:span><text:span text:style-name="T3">(94)</text:span><text:span text:style-name="T2"> دَرَجَــٰــتٍ مِّنْهُ وَمَغْفِرَةً وَرَحْمَةًؐ وَكَانَ </text:span><text:span text:style-name="T5">۰</text:span><text:span text:style-name="T2">للَّهُ غَفُوراً رَّحِيماٗؐ</text:span></text:p>
      <text:p text:style-name="P3" loext:marker-style-name="T2"/>
      <text:p text:style-name="P4" loext:marker-style-name="T2"><text:span text:style-name="T2">92</text:span></text:p>
      <text:p text:style-name="P5" loext:marker-style-name="T2"><text:span text:style-name="T3">(95)</text:span><text:span text:style-name="T2"> اِنَّ </text:span><text:span text:style-name="T5">۰</text:span><text:span text:style-name="T2">لذِينَ تَوَفّۭيٰهُمُ </text:span><text:span text:style-name="T5">۴</text:span><text:span text:style-name="T2">لْمَلَئِكَةُ ظَالِـمِىٓ أَنفُسِهِـمْ قَالُواْ فِيمَ كُنتُمْؐ قَالُواْ كُنَّا مُسْتَضْعَفِينَ فِى </text:span><text:span text:style-name="T5">۱</text:span><text:span text:style-name="T2">لاَرْضِؐ قَالُوٓاْ أَلَمْ تَكُنَ اَرْضُ </text:span><text:span text:style-name="T5">۴</text:span><text:span text:style-name="T2">للَّهِ وَ؛سِعَةً فَتُهَاجِرُواْ فِيهَاؐ فَٱُوْلَئِكَ مَأْوۭيٰهُمْ جَهَنَّمُ وَسَآءَتتتْ مَصِيراٗ </text:span><text:span text:style-name="T3">(96)</text:span><text:span text:style-name="T2"> اِلاَّ </text:span><text:span text:style-name="T5">۰</text:span><text:span text:style-name="T2">لْمُسْتَضْعَفِينَ مِنَ </text:span><text:span text:style-name="T5">۰</text:span><text:span text:style-name="T2">لرّۣجَالِ وَالنِّسَآءِ وَالْوۣلْدَ؛نِ لاَ يَسْتَطِيعُونَ حِيلَةً وَلاَ يَهْتَدُونَ سَبِيلًؐا </text:span><text:span text:style-name="T3">(97)</text:span><text:span text:style-name="T2"> فَٱُوْلَئِكَ عَسَي </text:span><text:span text:style-name="T5">۰</text:span><text:span text:style-name="T2">للَّهُ أَنْ يَّعْفُوَ عَنْهُمْؐ وَكَانَ </text:span><text:span text:style-name="T5">۰</text:span><text:span text:style-name="T2">للَّهُ عَفُوّاٗ غَفُوراًؐ </text:span><text:span text:style-name="T3">(98)</text:span><text:span text:style-name="T2"> © وَمَنْ يُّهَاجِرْ فِى سَبِيلِ </text:span><text:span text:style-name="T5">۱</text:span><text:span text:style-name="T2">للَّهِ يَجِدْ فِى </text:span><text:span text:style-name="T5">۱</text:span><text:span text:style-name="T2">لاَرْضِ مُرَ؛غَماً كَثِيراً وَسَعَةًؐ وَمَنْ يَّخْرُجْ مِنۢ بَيْتِهِ” مُهَاجِراٗ اِلَي </text:span><text:span text:style-name="T5">۰</text:span><text:span text:style-name="T2">للَّهِ وَرَسُولِهِ” ثُمَّ يُدْرۣكْهُ </text:span><text:span text:style-name="T5">۴</text:span><text:span text:style-name="T2">لْمَوْتتتُ فَقَدْ وَقَعَ أَجْرُهُ„ عَلَي </text:span><text:span text:style-name="T5">۰</text:span><text:span text:style-name="T2">للَّهِؐ وَكَانَ </text:span><text:span text:style-name="T5">۰</text:span><text:span text:style-name="T2">للَّهُ غَفُوراً رَّحِيماًؐ </text:span><text:span text:style-name="T3">(99)</text:span><text:span text:style-name="T2"> وَإِذَا ضَرَبْتُمْ فِى </text:span><text:span text:style-name="T5">۱</text:span><text:span text:style-name="T2">لاَرْضِ فَلَيْسَ عَلَيْكُمْ جُنَاح٘ اَن تَقْصُرُواْ مِنَ </text:span><text:span text:style-name="T5">۰</text:span><text:span text:style-name="T2">لصَّلَوٰةِ إِنْ خِفْتُمُ; أَنْ يَّـفْتِنَكُمُ </text:span><text:span text:style-name="T5">۴</text:span><text:span text:style-name="T2">لذِينَ كَفَرُوٓاْؐ إِنَّ </text:span><text:span text:style-name="T5">۰</text:span><text:span text:style-name="T2">لْكۭـٰفِرۣينَ كَانُواْ لَكُمْ عَدُوّاً مُّبِيناًؐ </text:span><text:span text:style-name="T3">(100)</text:span><text:span text:style-name="T2"> وَإِذَا كُنــتَ فِيهِمْ فَأَقَمْـــتَ لَهُمُ </text:span><text:span text:style-name="T5">۴</text:span><text:span text:style-name="T2">لصَّلَوٰةَ فَلْتَـقُـمْ طَـآئِفَةٌ مِّنْهُم مَّعَكَ وَلْيَاخُذُوٓاْ أَسْلِحَتَهُمْؐ فَإِذَا سَجَدُواْ فَلْيَكُونُواْ مِنْ</text:span></text:p>
      <text:p text:style-name="P3" loext:marker-style-name="T2"/>
      <text:p text:style-name="P4" loext:marker-style-name="T2"><text:span text:style-name="T2">9</text:span></text:p>
      <text:p text:style-name="P5" loext:marker-style-name="T2"><text:span text:style-name="T2">وَّرَآئِكُمْؐ وَلْتَاتتتِ طَآئِفَة٘ </text:span><text:span text:style-name="T5">۷</text:span><text:span text:style-name="T2">خْرۭيٰ لَمْ يُصَلُّواْ فَلْيُصَلُّواْ مَعَژَ وَلْيَاخُذُواْ حِذْرَهُمْ وَأَسْلِحَتَهُمْؐ وَدَّ </text:span><text:span text:style-name="T5">۰</text:span><text:span text:style-name="T2">لذِينَ كَفَرُواْ لَــوْ تَغْفُلُونَ عَنَ اَسْلِحَتِكُمْ وَأَمْتِعَتِكُمْ فَيَمِيلُونَ عَلَيْكُم مَّيْلَةً وَ؛حِدَةًؐ وَلاَ جُنَاحَ عَلَيْكُمُ; إِن كَانَ بِكُمُ; أَذيً مِّن مَّطَرٖ اَوْ كُنتُم مَّرْضۭيٰٓ أَن تَضَعُوٓاْ أَسْلِحَتَكُمْؐ وَخُذُواْ حِذْرَكُمُؐ; إِنَّ </text:span><text:span text:style-name="T5">۰</text:span><text:span text:style-name="T2">للَّهَ أَعَدَّ لِلْكۭـٰفِـرۣينَ عَذَاباً مُّهِيناًؐ </text:span><text:span text:style-name="T3">(101)</text:span><text:span text:style-name="T2"> فَإِذَا قَضَيْتُمُ </text:span><text:span text:style-name="T5">۴</text:span><text:span text:style-name="T2">لصَّلَوٰةَ فَاذْكُرُواْ </text:span><text:span text:style-name="T5">۴</text:span><text:span text:style-name="T2">للَّهَ قِيَــٰماً وَقُعُوداً وَعَلَيٰ جُنُوبِكُمْؐ فَإِذَا "طْمَأْنَنتُمْ فَأَقِيمُواْ </text:span><text:span text:style-name="T5">۴</text:span><text:span text:style-name="T2">لصَّلَوٰةَؐ إِنَّ </text:span><text:span text:style-name="T5">۰</text:span><text:span text:style-name="T2">لصَّلَوٰةَ كَانَــتْ عَلَي </text:span><text:span text:style-name="T5">۰</text:span><text:span text:style-name="T2">لْمُومِنِينَ كِتَــٰباً مَّوْقُوتاًؐ </text:span><text:span text:style-name="T3">(102)</text:span><text:span text:style-name="T2"> وَلاَ تَهِنُواْ فِى 'بْتِغَـآءِ </text:span><text:span text:style-name="T5">۱</text:span><text:span text:style-name="T2">لْقَوْمِؐ إِن تَكُونُواْ تَالَمُونَ فَإِنَّهُمْ يَالَمُونَ كَمَا تَالَمُونَ وَتَرْجُونَ مِنَ </text:span><text:span text:style-name="T5">۰</text:span><text:span text:style-name="T2">للَّهِ مَا لاَ يَرْجُونَؐ وَكَانَ </text:span><text:span text:style-name="T5">۰</text:span><text:span text:style-name="T2">للَّهُ عَلِيماٗ حَكِيماٗؐ </text:span><text:span text:style-name="T3">(103)</text:span><text:span text:style-name="T2"> ® اِنَّآ أَنزَلْنَآ إِلَيْكَ </text:span><text:span text:style-name="T5">۰</text:span><text:span text:style-name="T2">لْكِتَــٰــبَ بِالْحَقِّ ڤِتَحْكُمَ بَيْنَ </text:span><text:span text:style-name="T5">۰</text:span><text:span text:style-name="T2">لنَّاسِ بِمَآ أَرۭيٰژَ </text:span><text:span text:style-name="T5">۰</text:span><text:span text:style-name="T2">للَّهُؐ وَلاَ تَكُن لِّلْخَآئِنِينَ خَصِيماًؐ </text:span><text:span text:style-name="T3">(104)</text:span><text:span text:style-name="T2"> وَاسْتَغْفِـرۣ </text:span><text:span text:style-name="T5">۱</text:span><text:span text:style-name="T2">للَّهَؐ إِنَّ </text:span><text:span text:style-name="T5">۰</text:span><text:span text:style-name="T2">للَّهَ كَانَ غَفُوراً رَّحِيماًؐ </text:span><text:span text:style-name="T3">(105)</text:span><text:span text:style-name="T2"> وَلاَ تُجَــٰدِلْ عَنِ </text:span><text:span text:style-name="T5">۱</text:span><text:span text:style-name="T2">لذِينَ يَخْتَانُونَ أَنفُسَهُمُؐ; إِنَّ </text:span><text:span text:style-name="T5">۰</text:span><text:span text:style-name="T2">للَّهَ لاَ يُحِــبُّ مَن كَانَ خَوَّاناٗ اَثِيماًؐ </text:span><text:span text:style-name="T3">(106)</text:span></text:p>
      <text:p text:style-name="P3" loext:marker-style-name="T2"/>
      <text:p text:style-name="P4" loext:marker-style-name="T2"><text:span text:style-name="T2">94</text:span></text:p>
      <text:p text:style-name="P5" loext:marker-style-name="T2"><text:span text:style-name="T2">يَسْتَخْفُونَ مِنَ </text:span><text:span text:style-name="T5">۰</text:span><text:span text:style-name="T2">لنَّاسِ وَلاَ يَسْتَخْفُونَ مِنَ </text:span><text:span text:style-name="T5">۰</text:span><text:span text:style-name="T2">للَّهِ وَهُوَ مَعَهُمُ; إِذْ يُبَيِّتُونَ مَا لاَ يَرْضۭيٰ مِنَ </text:span><text:span text:style-name="T5">۰</text:span><text:span text:style-name="T2">لْقَوْلِؐ وَكَانَ </text:span><text:span text:style-name="T5">۰</text:span><text:span text:style-name="T2">للَّهُ بِمَا يَعْمَلُونَ مُحِيطاٗؐ </text:span><text:span text:style-name="T3">(107)</text:span><text:span text:style-name="T2"> هَآنتُمْ هَـٰٓؤُلآَءِ جَـٰدَلْتُمْ عَنْهُمْ فِى </text:span><text:span text:style-name="T5">۱</text:span><text:span text:style-name="T2">لْحَيَوٰةِ </text:span><text:span text:style-name="T5">۱</text:span><text:span text:style-name="T2">لدُّنْيۭا فَمَنْ يُّجَــٰدِلُ </text:span><text:span text:style-name="T5">۴</text:span><text:span text:style-name="T2">للَّهَ عَنْهُمْ يَوْمَ </text:span><text:span text:style-name="T5">۰</text:span><text:span text:style-name="T2">لْقِيَــٰمَةِ أَم مَّنْ يَّكُونُ عَلَيْهِمْ وَكِيلًؐا </text:span><text:span text:style-name="T3">(108)</text:span><text:span text:style-name="T2"> وَمَنْ يَّعْمَلْ سُوٓءاٗ اَوْ يَظْلِمْ نَفْسَهُ„ ثُمَّ يَسْتَغْفِـرۣ </text:span><text:span text:style-name="T5">۱</text:span><text:span text:style-name="T2">للَّهَ يَجِدِ </text:span><text:span text:style-name="T5">۱</text:span><text:span text:style-name="T2">للَّهَ غَفُوراً رَّحِيماًؐ </text:span><text:span text:style-name="T3">(109)</text:span><text:span text:style-name="T2"> وَمَنْ يَّكْسِــبِ اِثْماً فَإِنَّمَا يَكْسِبُهُ„ عَلَيٰ نَـفْسِهِؐ” وَكَانَ </text:span><text:span text:style-name="T5">۰</text:span><text:span text:style-name="T2">للَّهُ عَلِيماٗ حَكِيماًؐ </text:span><text:span text:style-name="T3">(110)</text:span><text:span text:style-name="T2"> وَمَنْ يَّكْسِــبْ خَطِيٓــَٔةٗ اَوۣ اِثْماً ثُمَّ يَرْمِ بِهِ” بَرۣيٓــٔاً فَقَدِ 'حْتَمَلَ بُهْتَـٰناً وَإِثْماً مُّبِيناًؐ </text:span><text:span text:style-name="T3">(111)</text:span><text:span text:style-name="T2"> وَلَوْلاَ فَضْلُ </text:span><text:span text:style-name="T5">۴</text:span><text:span text:style-name="T2">للَّهِ عَلَيْكَ وَرَحْمَتُهُ„ لَهَمَّــت طَّآئِفَةٌ مِّنْهُمُ; أَنْ يُّضِلُّوژَؐ وَمَا يُضِلُّونَ إِلٓاَّ أَنفُسَهُمْ وَمَا يَضُرُّونَكَ مِن شَيْءٍؐ وَأَنزَلَ </text:span><text:span text:style-name="T5">۰</text:span><text:span text:style-name="T2">للَّهُ عَلَيْكَ </text:span><text:span text:style-name="T5">۰</text:span><text:span text:style-name="T2">لْكِتَــٰــبَ وَالْحِكْمَةَ وَعَلَّمَكَ مَا لَمْ تَكُن تَعْلَمُؐ وَكَانَ فَضْلُ </text:span><text:span text:style-name="T5">۴</text:span><text:span text:style-name="T2">للَّهِ عَلَيْكَ عَظِيماًؐ </text:span><text:span text:style-name="T3">(112)</text:span><text:span text:style-name="T2"> ¥ لاَّ خَيْرَ فِى كَثِيرٍ مِّن نَّجْوۭيٰهُمُ; إِلاَّ مَنَ اَمَرَ بِصَدَقَةٖ اَوْ مَعْرُوفٖ اَوۣ اِصْڦَحٙ بَيْـنَ </text:span><text:span text:style-name="T5">۰</text:span><text:span text:style-name="T2">لنَّاسِؐ وَمَنْ يَّـفْعَلْ ذَ؛لِكَ "بْتِغَآءَ مَرْضَاتتتِ </text:span><text:span text:style-name="T5">۱</text:span><text:span text:style-name="T2">للَّهِ فَسَوْفَ نُوتِيهِ</text:span></text:p>
      <text:p text:style-name="P3" loext:marker-style-name="T2"/>
      <text:p text:style-name="P4" loext:marker-style-name="T2"><text:span text:style-name="T2">95</text:span></text:p>
      <text:p text:style-name="P5" loext:marker-style-name="T2"><text:span text:style-name="T2">أَجْراٗ عَظِيماًؐ </text:span><text:span text:style-name="T3">(113)</text:span><text:span text:style-name="T2"> وَمَنْ يُّشَاقِقِ </text:span><text:span text:style-name="T5">۱</text:span><text:span text:style-name="T2">لرَّسُولَ مِنۢ بَعْدِ مَا تَبَيَّنَ لَهُ </text:span><text:span text:style-name="T5">۴</text:span><text:span text:style-name="T2">لْهُدۭيٰ وَيَتَّبِعْ غَيْرَ سَبِيلِ </text:span><text:span text:style-name="T5">۱</text:span><text:span text:style-name="T2">لْمُومِنِينَ نُوَلِّهِ” مَا تَوَلّۭيٰ وَنُصْلِهِ” جَهَنَّمَؐ وَسَآءَتتتْ مَصِيراٗؐ </text:span><text:span text:style-name="T3">(114)</text:span><text:span text:style-name="T2"> اِنَّ </text:span><text:span text:style-name="T5">۰</text:span><text:span text:style-name="T2">للَّهَ لاَ يَغْفِرُ أَنْ يُّشْرَژَ بِهِؐ” وَيَغْفِرُ مَا دُونَ ذَ؛لِكَ لِمَنْ يَّشَآءُؐ وَمَنْ يُّشْرۣژْ بِاللَّهِ فَقَد ضَّلَّ ضَچَلٚا بَعِيداٗؐ </text:span><text:span text:style-name="T3">(115)</text:span><text:span text:style-name="T2"> اِنْ يَّدْعُونَ مِن دُونِهِ“ إِلٓاَّ إِنَــٰثاً وَإِنْ يَّدْعُونَ إِلاَّ شَيْطَــٰناً مَّرۣيداً </text:span><text:span text:style-name="T3">(116)</text:span><text:span text:style-name="T2"> لَّعَنَهُ </text:span><text:span text:style-name="T5">۴</text:span><text:span text:style-name="T2">للَّهُؐ وَقَالَ لَأَتَّخِذَنَّ مِنْ عِبَادِژَ نَصِيباً مَّفْرُوضاً </text:span><text:span text:style-name="T3">(117)</text:span><text:span text:style-name="T2"> وَلُءَضِلَّنَّهُمْ وَلُءَمَنِّيَنَّهُمْ وَءَلاَمُرَنَّهُمْ فَلَيُبَتِّكُنَّ ءَاذَانَ </text:span><text:span text:style-name="T5">۰</text:span><text:span text:style-name="T2">لاَنْعَــٰمِ وَءَلاَمُرَنَّهُمْ فَلَيُغَيِّرُنَّ خَلْـقَ </text:span><text:span text:style-name="T5">۰</text:span><text:span text:style-name="T2">للَّهِؐ وَمَنْ يَّتَّخِذِ </text:span><text:span text:style-name="T5">۱</text:span><text:span text:style-name="T2">لشَّيْطَـٰنَ وَلِيّاً مِّن دُونِ </text:span><text:span text:style-name="T5">۱</text:span><text:span text:style-name="T2">للَّهِ فَقَدْ خَسِرَ خُسْرَاناً مُّبِيناًؐ </text:span><text:span text:style-name="T3">(118)</text:span><text:span text:style-name="T2"> يَعِدُهُمْ وَيُمَنِّيهِمْؐ وَمَــا يَعِدُهُمُ </text:span><text:span text:style-name="T5">۴</text:span><text:span text:style-name="T2">لشَّيْطَـٰنُ إِلاَّ غُرُوراٗؐ </text:span><text:span text:style-name="T3">(119)</text:span><text:span text:style-name="T2"> </text:span><text:span text:style-name="T5">۷</text:span><text:span text:style-name="T2">وْلَئِژَ مَأْوۭيٰهُمْ جَهَنَّمُؐ وَلاَ يَجِدُونَ عَنْهَا مَحِيصاًؐ </text:span><text:span text:style-name="T3">(120)</text:span><text:span text:style-name="T2"> وَالذِينَ ءَامَنُواْ وَعَمِلُواْ </text:span><text:span text:style-name="T5">۴</text:span><text:span text:style-name="T2">ڤصَّـٰڤِحَـٰــتِ سَنُدْخِلُهُمْ جَنَّــٰــتٍ تَجْرۣى مِـن تَحْتِهَا </text:span><text:span text:style-name="T5">۰</text:span><text:span text:style-name="T2">لاَنْهَــٰرُ خَـٰلِدِينَ فِيهَآ أَبَداًؐ وَعْدَ </text:span><text:span text:style-name="T5">۰</text:span><text:span text:style-name="T2">للَّهِ حَقّاًؐ وَمَنَ اَصْدَقُ مِنَ </text:span><text:span text:style-name="T5">۰</text:span><text:span text:style-name="T2">للَّهِ قِيلًؐا </text:span><text:span text:style-name="T3">(121)</text:span><text:span text:style-name="T2"> لَّيْسَ بِأَمَانِيِّكُمْ وَلآَ أَمَانِيِّ أَهْلِ </text:span><text:span text:style-name="T5">۱</text:span><text:span text:style-name="T2">لْكِتَــٰــبِؐ</text:span></text:p>
      <text:p text:style-name="P3" loext:marker-style-name="T2"/>
      <text:p text:style-name="P4" loext:marker-style-name="T2"><text:span text:style-name="T2">96</text:span></text:p>
      <text:p text:style-name="P5" loext:marker-style-name="T2"><text:span text:style-name="T2">مَنْ يَّعْمَلْ سُوٓءاً يُجْزَ بِهِ” وَلاَ يَجِدْ لَهُ„ مِن دُونِ </text:span><text:span text:style-name="T5">۱</text:span><text:span text:style-name="T2">للَّهِ وَلِيّاً وَلاَ نَصِيراًؐ </text:span><text:span text:style-name="T3">(122)</text:span><text:span text:style-name="T2"> ® وَمَنْ يَّعْمَلْ مِنَ </text:span><text:span text:style-name="T5">۰</text:span><text:span text:style-name="T2">ڤصَّـٰڤِحَــٰــتِ مِن ذَكَر۫ اَوُ </text:span><text:span text:style-name="T5">۷</text:span><text:span text:style-name="T2">نثۭيٰ وَهُوَ مُومِنٌ فَٱُوْلَئِكَ يَدْخُلُونَ </text:span><text:span text:style-name="T5">۰</text:span><text:span text:style-name="T2">لْجَنَّةَ وَلاَ يُظْلَمُونَ نَقِيراًؐ </text:span><text:span text:style-name="T3">(123)</text:span><text:span text:style-name="T2"> وَمَنَ اَحْسَنُ دِيناً مِّمَّنَ اَسْلَمَ وَجْهَهُ„ لِلهِ وَهُوَ مُحْسِنٌ وَاتَّبَعَ مِلَّةَ إِبْرَ؛هِيمَ حَنِيفاًؐ وَاتَّخَذَ </text:span><text:span text:style-name="T5">۰</text:span><text:span text:style-name="T2">للَّهُ إِبْرَ؛هِيمَ خَلِيلًؐا </text:span><text:span text:style-name="T3">(124)</text:span><text:span text:style-name="T2"> وَلِلهِ مَا فِى </text:span><text:span text:style-name="T5">۱</text:span><text:span text:style-name="T2">لسَّمَـٰوَ؛تتتِ وَمَا فِى </text:span><text:span text:style-name="T5">۱</text:span><text:span text:style-name="T2">لاَرْضِؐ وَكَانَ </text:span><text:span text:style-name="T5">۰</text:span><text:span text:style-name="T2">للَّهُ بِكُلِّ شَيْءٍ مُّحِيطاًؐ </text:span><text:span text:style-name="T3">(125)</text:span><text:span text:style-name="T2"> وَيَسْتَفْتُونَكَ فِى </text:span><text:span text:style-name="T5">۱</text:span><text:span text:style-name="T2">لنِّسَآءِؐ قُلِ </text:span><text:span text:style-name="T5">۱</text:span><text:span text:style-name="T2">للَّهُ يُفْتِيكُمْ فِيهِنَّ وَمَا يُتْلۭيٰ عَلَيْكُمْ فِى </text:span><text:span text:style-name="T5">۱</text:span><text:span text:style-name="T2">لْكِتَــٰــبِ فِى يَتَــٰمَي </text:span><text:span text:style-name="T5">۰</text:span><text:span text:style-name="T2">لنِّسَآءِ </text:span><text:span text:style-name="T5">۱</text:span><text:span text:style-name="T2">لــتِى لاَ تُوتُونَهُنَّ مَا كُتِــبَ لَهُنَّ وَتَرْغَبُونَ أَن تَنكِحُوهُنَّ وَالْمُسْتَضْعَفِينَ مِنَ </text:span><text:span text:style-name="T5">۰</text:span><text:span text:style-name="T2">لْوۣلْدَ؛نِ وَأَن تَقُومُواْ لِلْيَتَــٰمۭيٰ بِالْقِسْطِؐ وَمَا تَفْعَلُواْ مِنْ خَيْرٍ فَإِنَّ </text:span><text:span text:style-name="T5">۰</text:span><text:span text:style-name="T2">للَّهَ كَانَ بِهِ” عَلِيماًؐ </text:span><text:span text:style-name="T3">(126)</text:span><text:span text:style-name="T2"> وَإِنِ 'مْرَأَة٘ خَافَــتْ مِنۢ بَعْلِهَا نُشُوزاٗ اَوۣ اِعْرَاضاً فَلاَ جُنَاحَ عَلَيْهِمَآ أَنْ يَّصَّـٰلَحَا بَيْنَهُمَا صُڤْحاًؐ وَاڤصُّلْحُ خَيْرٌؐ وَٱُحْضِرَتِ </text:span><text:span text:style-name="T5">۱</text:span><text:span text:style-name="T2">لاَنفُسُ </text:span><text:span text:style-name="T5">۴</text:span><text:span text:style-name="T2">ڤشُّحَّؐ وَإِن تُحْسِنُواْ وَتَتَّقُواْ فَإِنَّ </text:span><text:span text:style-name="T5">۰</text:span><text:span text:style-name="T2">للَّهَ كَانَ بِمَا تَعْمَلُونَ خَبِيراًؐ </text:span><text:span text:style-name="T3">(127)</text:span><text:span text:style-name="T2"> وَلَن تَسْتَطِيعُوٓاْ أَن تَعْدِلُواْ بَيْنَ </text:span><text:span text:style-name="T5">۰</text:span><text:span text:style-name="T2">لنِّسَآءِ وَلَوْ حَرَصْتُمْؐ</text:span></text:p>
      <text:p text:style-name="P3" loext:marker-style-name="T2"/>
      <text:p text:style-name="P4" loext:marker-style-name="T2"><text:span text:style-name="T2">97</text:span></text:p>
      <text:p text:style-name="P5" loext:marker-style-name="T2"><text:span text:style-name="T2">فَلاَ تَمِيلُواْ كُلَّ </text:span><text:span text:style-name="T5">۰</text:span><text:span text:style-name="T2">لْمَيْلِ فَتَذَرُوهَا كَالْمُعَلَّقَةِؐ وَإِن تُصْڤِحُواْ وَتَتَّقُواْ فَإِنَّ </text:span><text:span text:style-name="T5">۰</text:span><text:span text:style-name="T2">للَّهَ كَانَ غَفُوراً رَّحِيماًؐ </text:span><text:span text:style-name="T3">(128)</text:span><text:span text:style-name="T2"> © وَإِنْ يَّتَفَرَّقَــا يُغْنِ </text:span><text:span text:style-name="T5">۱</text:span><text:span text:style-name="T2">للَّهُ كُلًاّ مِّن سَعَتِهِؐ” وَكَانَ </text:span><text:span text:style-name="T5">۰</text:span><text:span text:style-name="T2">للَّهُ وَ؛سِعاٗ حَكِيماًؐ </text:span><text:span text:style-name="T3">(129)</text:span><text:span text:style-name="T2"> وَلِلهِ مَا فِى </text:span><text:span text:style-name="T5">۱</text:span><text:span text:style-name="T2">لسَّمَـٰوَ؛تتتِ وَمَا فِى </text:span><text:span text:style-name="T5">۱</text:span><text:span text:style-name="T2">لاَرْضِؐ وَلَقَدْ وَصَّيْنَا </text:span><text:span text:style-name="T5">۰</text:span><text:span text:style-name="T2">لذِينَ ٱُوتُواْ </text:span><text:span text:style-name="T5">۴</text:span><text:span text:style-name="T2">لْكِتَــٰــبَ مِن قَبْلِكُمْ وَإِيَّاكُمُ; أَنِ 'تَّقُواْ </text:span><text:span text:style-name="T5">۴</text:span><text:span text:style-name="T2">للَّهَؐ وَإِن تَكْفُرُواْ فَإِنَّ لِلهِ مَا فِى </text:span><text:span text:style-name="T5">۱</text:span><text:span text:style-name="T2">لسَّمَـٰوَ؛تتتِ وَمَا فِى </text:span><text:span text:style-name="T5">۱</text:span><text:span text:style-name="T2">لاَرْضِؐ وَكَانَ </text:span><text:span text:style-name="T5">۰</text:span><text:span text:style-name="T2">للَّهُ غَنِيّاٗ حَمِيداًؐ </text:span><text:span text:style-name="T3">(130)</text:span><text:span text:style-name="T2"> وَلِلهِ مَا فِى </text:span><text:span text:style-name="T5">۱</text:span><text:span text:style-name="T2">لسَّمَـٰوَ؛تتتِ وَمَا فِى </text:span><text:span text:style-name="T5">۱</text:span><text:span text:style-name="T2">لاَرْضِؐ وَكَفۭيٰ بِاللَّهِ وَكِيلٗؐا </text:span><text:span text:style-name="T3">(131)</text:span><text:span text:style-name="T2"> اِنْ يَّشَأْ يُذْهِبْكُمُ; أَيُّهَا </text:span><text:span text:style-name="T5">۰</text:span><text:span text:style-name="T2">لنَّاسُ وَيَاتتتِ بِــَٔاخَرۣينَؐ وَكَانَ </text:span><text:span text:style-name="T5">۰</text:span><text:span text:style-name="T2">للَّهُ عَلَيٰ ذَ؛لِژَ قَدِيراًؐ </text:span><text:span text:style-name="T3">(132)</text:span><text:span text:style-name="T2"> مَّن كَانَ يُرۣيدُ ثَوَابببَ </text:span><text:span text:style-name="T5">۰</text:span><text:span text:style-name="T2">لدُّنْيۭا فَعِندَ </text:span><text:span text:style-name="T5">۰</text:span><text:span text:style-name="T2">للَّهِ ثَوَابببُ </text:span><text:span text:style-name="T5">۴</text:span><text:span text:style-name="T2">لدُّنْيۭا وَالاَخِـرَةِؐ وَكَانَ </text:span><text:span text:style-name="T5">۰</text:span><text:span text:style-name="T2">للَّهُ سَمِيعاَۢ بَصِيراًؐ </text:span><text:span text:style-name="T3">(133)</text:span><text:span text:style-name="T2"> يَـٰٓأَيُّهَا </text:span><text:span text:style-name="T5">۰</text:span><text:span text:style-name="T2">لذِينَ ءَامَنُواْ كُونُواْ قَوَّ؛مِينَ بِالْقِسْطِ شُهَدَآءَ لِلهِ وَلَوْ عَلَـيٰٓ أَنفُسِكُمُ; أَوۣ </text:span><text:span text:style-name="T5">۱</text:span><text:span text:style-name="T2">لْوَ؛لِدَيْنِ وَالاَقْرَبِينَؐ إِنْ يَّكُنْ غَنِيّاٗ اَوْ فَقِيراً فَاللَّهُ أَوْلۭيٰ بِهِمَا فَلاَ تَتَّبِعُواْ </text:span><text:span text:style-name="T5">۴</text:span><text:span text:style-name="T2">لْهَوۭيٰٓ أَننن تَعْدِلُواْؐ وَإِن تَلْوُﹽاْ أَوْ تُعْرۣضُواْ فَإِنَّ </text:span><text:span text:style-name="T5">۰</text:span><text:span text:style-name="T2">للَّهَ كَانَ بِمَا تَعْمَلُونَ خَبِيراًؐ </text:span><text:span text:style-name="T3">(134)</text:span><text:span text:style-name="T2"> يَـٰٓأَيُّهَا </text:span><text:span text:style-name="T5">۰</text:span><text:span text:style-name="T2">لذِينَ ءَامَنُوٓاْ</text:span></text:p>
      <text:p text:style-name="P3" loext:marker-style-name="T2"/>
      <text:p text:style-name="P4" loext:marker-style-name="T2"><text:span text:style-name="T2">98</text:span></text:p>
      <text:p text:style-name="P5" loext:marker-style-name="T2"><text:span text:style-name="T2">ءَامِنُواْ بِاللَّهِ وَرَسُولِهِ” وَالْكِتَــٰــبِ </text:span><text:span text:style-name="T5">۱ﻟ﮲</text:span><text:span text:style-name="T2"> نَزَّلَ عَلَيٰ رَسُولِهِ” وَالْكِتَــٰــبِ </text:span><text:span text:style-name="T5">۱ﻟ</text:span><text:span text:style-name="T2">ـذِىٓ أَنزَلَ مِن قَـبْلُؐ وَمَنْ يَّكْفُرْ بِاللَّهِ وَمَلَئِكَتِهِ” وَكُتُبِهِ” وَرُسُلِهِ” وَالْيَوْمِ </text:span><text:span text:style-name="T5">۱</text:span><text:span text:style-name="T2">لاَخِرۣ فَقَد ضَّلَّ ضَچَلٚا بَعِيداٗؐ </text:span><text:span text:style-name="T3">(135)</text:span><text:span text:style-name="T2"> اِنَّ </text:span><text:span text:style-name="T5">۰</text:span><text:span text:style-name="T2">لذِينَ ءَامَنُواْ ثُمَّ كَفَرُواْ ثُمَّ ءَامَنُواْ ثُمَّ كَفَرُواْ ثُمَّ "زْدَادُواْ كُفْراً لَّمْ يَكُنِ </text:span><text:span text:style-name="T5">۱</text:span><text:span text:style-name="T2">للَّهُ لِيَغْفِرَ لَهُمْ وَلاَ لِيَهْدِيَهُمْ سَبِيلٚؐا </text:span><text:span text:style-name="T3">(136)</text:span><text:span text:style-name="T2"> بَشِّرۣ </text:span><text:span text:style-name="T5">۱</text:span><text:span text:style-name="T2">لْمُنَــٰفِقِيـنَ بِأَنَّ لَهُمْ عَذَاباٗ اَلِيماٗ </text:span><text:span text:style-name="T3">(137)</text:span><text:span text:style-name="T2"> </text:span><text:span text:style-name="T5">۱</text:span><text:span text:style-name="T2">لذِينَ يَتَّخِذُونَ </text:span><text:span text:style-name="T5">۰</text:span><text:span text:style-name="T2">لْكۭــٰفِرۣينَ أَوْلِيَآءَ مِن دُونِ </text:span><text:span text:style-name="T5">۱</text:span><text:span text:style-name="T2">لْمُومِنِينَؐ أَيَبْتَغُونَ عِندَهُمُ </text:span><text:span text:style-name="T5">۴</text:span><text:span text:style-name="T2">لْعِزَّةَ فَإِنَّ </text:span><text:span text:style-name="T5">۰</text:span><text:span text:style-name="T2">لْعِزَّةَ لِلهِ جَمِيعاًؐ </text:span><text:span text:style-name="T3">(138)</text:span><text:span text:style-name="T2"> ® وَقَدْ نُزّۣلَ عَلَيْكُمْ فِى </text:span><text:span text:style-name="T5">۱</text:span><text:span text:style-name="T2">لْكِتَــٰــبِ أَنِ اِذَا سَمِعْتُمُ; ءَايَــٰــتِ </text:span><text:span text:style-name="T5">۱</text:span><text:span text:style-name="T2">للَّهِ يُكْفَرُ بِهَا وَيُسْتَهْزَٱُ بِهَا فَلاَ تَقْعُدُواْ مَعَهُمْ حَتَّيٰ يَخُوضُواْ فِى حَـدِيــثٖ غَيْرۣهِؐ“ إِنَّكُمُ; إِذاً مِّثْلُهُـمُؐ; إِنَّ </text:span><text:span text:style-name="T5">۰</text:span><text:span text:style-name="T2">للَّهَ جَامِعُ </text:span><text:span text:style-name="T5">۴</text:span><text:span text:style-name="T2">لْمُنَــٰفِقِينَ وَالْكۭـٰفِـرۣينَ فِى جَهَنَّمَ جَمِيعاٗ </text:span><text:span text:style-name="T3">(139)</text:span><text:span text:style-name="T2"> </text:span><text:span text:style-name="T5">۱</text:span><text:span text:style-name="T2">لذِينَ يَتَرَبَّصُونَ بِكُمْ فَإِن كَانَ لَكُمْ فَتْحٌ مِّنَ </text:span><text:span text:style-name="T5">۰</text:span><text:span text:style-name="T2">للَّهِ قَالُوٓاْ أَلَمْ نَكُن مَّعَكُمْ وَإِن كَانَ لِلْكۭـٰفِرۣينَ نَصِيبٌ قَالُوٓاْ أَلَمْ نَسْتَحْوۣذْ عَلَيْكُمْ وَنَمْنَعْكُم مِّنَ </text:span><text:span text:style-name="T5">۰</text:span><text:span text:style-name="T2">لْمُومِنِينَؐ فَاللَّهُ يَحْكُمُ بَيْنَكُمْ يَوْمَ </text:span><text:span text:style-name="T5">۰</text:span><text:span text:style-name="T2">لْقِيَــٰمَةِؐ</text:span></text:p>
      <text:p text:style-name="P3" loext:marker-style-name="T2"/>
      <text:p text:style-name="P4" loext:marker-style-name="T2"><text:span text:style-name="T2">99</text:span></text:p>
      <text:p text:style-name="P5" loext:marker-style-name="T2"><text:span text:style-name="T2">وَلَنْ يَّجْعَلَ </text:span><text:span text:style-name="T5">۰</text:span><text:span text:style-name="T2">للَّهُ لِلْكۭـٰـفۣرۣينَ عَلَي </text:span><text:span text:style-name="T5">۰</text:span><text:span text:style-name="T2">لْمُومِنِينَ سَبِيلٗؐا </text:span><text:span text:style-name="T3">(140)</text:span><text:span text:style-name="T2"> اِنَّ </text:span><text:span text:style-name="T5">۰</text:span><text:span text:style-name="T2">لْمُنَــٰفِقِينَ يُخَــٰدِعُونَ </text:span><text:span text:style-name="T5">۰</text:span><text:span text:style-name="T2">للَّهَ وَهُوَ خَــٰدِعُهُمْؐ وَإِذَا قَـامُوٓاْ إِلَي </text:span><text:span text:style-name="T5">۰</text:span><text:span text:style-name="T2">لصَّلَوٰةِ قَامُواْ كُسَالۭيٰ يُرَآءُونَ </text:span><text:span text:style-name="T5">۰</text:span><text:span text:style-name="T2">لنَّاسَ وَلاَ يَذْكُرُونَ </text:span><text:span text:style-name="T5">۰</text:span><text:span text:style-name="T2">للَّهَ إِلاَّ قَلِيلًا </text:span><text:span text:style-name="T3">(141)</text:span><text:span text:style-name="T2"> مُّذَبْذَبِينَ بَيْنَ ذَ؛لِكَ لآَ إِلَيٰ هَـٰٓؤُلآَءِ وَلآَ إِلَيٰ هَـٰٓؤُلآَءِؐ وَمَنْ يُّضْلِلِ </text:span><text:span text:style-name="T5">۱</text:span><text:span text:style-name="T2">للَّهُ فَلَن تَجِدَ لَهُ„ سَبِيلًؐا </text:span><text:span text:style-name="T3">(142)</text:span><text:span text:style-name="T2"> يَـٰٓأَيُّهَا </text:span><text:span text:style-name="T5">۰</text:span><text:span text:style-name="T2">لذِينَ ءَامَنُواْ لاَ تَتَّخِذُواْ </text:span><text:span text:style-name="T5">۴</text:span><text:span text:style-name="T2">لْكۭـٰفِـرۣينَ أَوْلِيَآءَ مِن دُونِ </text:span><text:span text:style-name="T5">۱</text:span><text:span text:style-name="T2">لْمُومِنِينَؐ أَتُرۣيدُونَ أَن تَجْعَلُواْ لِلهِ عَلَيْكُمْ سُلْطَـٰناً مُّبِيناٗؐ </text:span><text:span text:style-name="T3">(143)</text:span><text:span text:style-name="T2"> اِنَّ </text:span><text:span text:style-name="T5">۰</text:span><text:span text:style-name="T2">لْمُنَــٰفِقِينَ فِى </text:span><text:span text:style-name="T5">۱</text:span><text:span text:style-name="T2">لدَّرَكِ </text:span><text:span text:style-name="T5">۱</text:span><text:span text:style-name="T2">لاَسْفَلِ مِنَ </text:span><text:span text:style-name="T5">۰</text:span><text:span text:style-name="T2">لنّۭارۣ وَلَن تَجِدَ لَهُمْ نَصِيراٗؐ </text:span><text:span text:style-name="T3">(144)</text:span><text:span text:style-name="T2"> اِلاَّ </text:span><text:span text:style-name="T5">۰</text:span><text:span text:style-name="T2">لذِينَ تَابُواْ وَأَصْڤَحُواْ وَاعْتَصَمُواْ بِاللَّهِ وَأَخْلَصُواْ دِينَهُمْ لِلهِ فَٱُوْلَئِكَ مَعَ </text:span><text:span text:style-name="T5">۰</text:span><text:span text:style-name="T2">لْمُومِنِينَؐ وَسَوْفَ يُوتِ </text:span><text:span text:style-name="T5">۱</text:span><text:span text:style-name="T2">للَّهُ </text:span><text:span text:style-name="T5">۴</text:span><text:span text:style-name="T2">لْمُومِنِينَ أَجْراٗ عَظِيماًؐ </text:span><text:span text:style-name="T3">(145)</text:span><text:span text:style-name="T2"> مَّا يَفْعَلُ </text:span><text:span text:style-name="T5">۴</text:span><text:span text:style-name="T2">للَّهُ بِعَذَابِكُمُ; إِن شَكَرْتُمْ وَءَامَنتُمْؐ وَكَانَ </text:span><text:span text:style-name="T5">۰</text:span><text:span text:style-name="T2">للَّهُ شَاكِراٗ عَلِيماًؐ </text:span><text:span text:style-name="T3">(146)</text:span><text:span text:style-name="T2"> ¤ لاَّ يُحِــبُّ </text:span><text:span text:style-name="T5">۴</text:span><text:span text:style-name="T2">للَّهُ </text:span><text:span text:style-name="T5">۴</text:span><text:span text:style-name="T2">لْجَهْرَ بِالسُّوٓءِ مِنَ </text:span><text:span text:style-name="T5">۰</text:span><text:span text:style-name="T2">لْقَوْلِ إِلاَّ مَن ظُلِمَؐ وَكَانَ </text:span><text:span text:style-name="T5">۰</text:span><text:span text:style-name="T2">للَّهُ سَمِيعاٗ عَلِيماٗؐ </text:span><text:span text:style-name="T3">(147)</text:span><text:span text:style-name="T2"> اِن تُبْدُواْ خَيْراٗ اَوْ تُخْفُوهُ أَوْ تَعْفُواْ عَن سُوٓءٍ فَإِنَّ </text:span><text:span text:style-name="T5">۰</text:span><text:span text:style-name="T2">للَّهَ كَانَ عَفُوّاً قَدِيراٗؐ </text:span><text:span text:style-name="T3">(148)</text:span></text:p>
      <text:p text:style-name="P3" loext:marker-style-name="T2"/>
      <text:p text:style-name="P4" loext:marker-style-name="T2"><text:span text:style-name="T2">100</text:span></text:p>
      <text:p text:style-name="P5" loext:marker-style-name="T2"><text:span text:style-name="T2">اِنَّ </text:span><text:span text:style-name="T5">۰</text:span><text:span text:style-name="T2">لذِينَ يَكْفُرُونَ بِاللَّهِ وَرُسُلِهِ” وَيُرۣيدُونَ أَنْ يُّـفَرّۣقُواْ بَيْنَ </text:span><text:span text:style-name="T5">۰</text:span><text:span text:style-name="T2">للَّهِ وَرُسُلِهِ” وَيَقُولُونَ نُومِنُ بِـبَعْضٍ وَنَكْفُرُ بِبَعْضٍ وَيُرۣيدُونَ أَنْ يَّتَّخِذُواْ بَيْنَ ذَ؛لِكَ سَبِيلٗا </text:span><text:span text:style-name="T3">(149)</text:span><text:span text:style-name="T2"> </text:span><text:span text:style-name="T5">۷</text:span><text:span text:style-name="T2">وْلَئِكَ هُمُ </text:span><text:span text:style-name="T5">۴</text:span><text:span text:style-name="T2">لْكَـٰفِرُونَ حَقّاًؐ وَأَعْتَدْنَا لِلْكۭـٰفِرۣينَ عَذَاباً مُّهِيناًؐ </text:span><text:span text:style-name="T3">(150)</text:span><text:span text:style-name="T2"> وَالذِينَ ءَامَنُواْ بِاللَّهِ وَرُسُلِهِ” وَلَمْ يُفَرّۣقُواْ بَيْنَ أَحَدٍ مِّنْهُمُ; ٱُوْلَئِژَ سَوْفَ نُوتِيهِمُ; ٱُجُورَهُمْؐ وَكَانَ </text:span><text:span text:style-name="T5">۰</text:span><text:span text:style-name="T2">للَّهُ غَفُوراً رَّحِيماًؐ </text:span><text:span text:style-name="T3">(151)</text:span><text:span text:style-name="T2"> يَسْـَٔلُژَ أَهْلُ </text:span><text:span text:style-name="T5">۴</text:span><text:span text:style-name="T2">لْكِتَــٰــبِ أَن تُنَزّۣلَ عَلَيْهِمْ كِتَــٰباً مِّنَ </text:span><text:span text:style-name="T5">۰</text:span><text:span text:style-name="T2">لسَّمَآءِؐ فَقَدْ سَأَلُواْ مُوسۭيٰٓ أَكْبَرَ مِن ذَ؛لِكَ فَقَالُوٓاْ أَرۣنَا </text:span><text:span text:style-name="T5">۰</text:span><text:span text:style-name="T2">للَّهَ جَهْرَةً فَأَخَذَتْهُمُ </text:span><text:span text:style-name="T5">۴</text:span><text:span text:style-name="T2">لصَّــٰعِقَةُ بِظُلْمِهِمْؐ ثُمَّ "تَّخَذُواْ </text:span><text:span text:style-name="T5">۴</text:span><text:span text:style-name="T2">لْعِجْلَ مِنۢ بَعْدِ مَا جَآءَتْهُمُ </text:span><text:span text:style-name="T5">۴</text:span><text:span text:style-name="T2">لْبَيِّنَــٰــتُ فَعَفَوْنَا عَن ذَ؛لِژَؐ وَءَاتَيْنَا مُوسۭيٰ سُلْطَــٰناً مُّبِيناًؐ </text:span><text:span text:style-name="T3">(152)</text:span><text:span text:style-name="T2"> وَرَفَعْنَا فَوْقَهُمُ </text:span><text:span text:style-name="T5">۴</text:span><text:span text:style-name="T2">لطُّورَ بِمِيثَـٰقِهِمْؐ وَقُلْنَا لَهُمُ </text:span><text:span text:style-name="T5">۶</text:span><text:span text:style-name="T2">دْخُلُواْ </text:span><text:span text:style-name="T5">۴</text:span><text:span text:style-name="T2">لْبَابَ سُجَّداًؐ وَقُلْنَا لَهُمْ لاَ تَعَدُّواْ فِى </text:span><text:span text:style-name="T5">۱</text:span><text:span text:style-name="T2">لسَّبْــتِؐ وَأَخَذْنَا مِنْهُم مِّيثَــٰقاٗ غَلِيظاًؐ </text:span><text:span text:style-name="T3">(153)</text:span><text:span text:style-name="T2"> فَبِمَا نَقْضِهِم مِّيثَــٰقَهُمْ وَكُفْرۣهِم بِـَٔايَــٰــتِ </text:span><text:span text:style-name="T5">۱</text:span><text:span text:style-name="T2">للَّهِ وَقَتْلِهِمُ </text:span><text:span text:style-name="T5">۴</text:span><text:span text:style-name="T2">لاَنۢبِيؕآءَ بِغَيْرۣ حَقٍّ وَقَوْلِهِمْ قُلُوبُنَا غُلْفٛ بَلْ طَبَعَ </text:span><text:span text:style-name="T5">۰</text:span><text:span text:style-name="T2">للَّهُ عَلَيْهَا بِكُفْرۣهِمْ فَلاَ يُومِنُونَ إِلاَّ</text:span></text:p>
      <text:p text:style-name="P3" loext:marker-style-name="T2"/>
      <text:p text:style-name="P4" loext:marker-style-name="T2"><text:span text:style-name="T2">101</text:span></text:p>
      <text:p text:style-name="P5" loext:marker-style-name="T2"><text:span text:style-name="T2">قَلِيلًا </text:span><text:span text:style-name="T3">(154)</text:span><text:span text:style-name="T2"> وَبِكُفْرۣهِمْ وَقَوْلِهِمْ عَلَيٰ مَرْيَمَ بُهْتَــٰناٗ عَظِيماً </text:span><text:span text:style-name="T3">(155)</text:span><text:span text:style-name="T2"> وَقَوْلِهِمُ; إِنَّا قَتَلْنَا </text:span><text:span text:style-name="T5">۰</text:span><text:span text:style-name="T2">ڤْمَسِيحَ عِيسَي "بْنَ مَرْيَمَ رَسُولَ </text:span><text:span text:style-name="T5">۰</text:span><text:span text:style-name="T2">للَّهِؐ ® وَمَا قَتَلُوهُ وَمَا صَلَبُوهُ وَچَكِن شُبِّهَ لَهُمْؐ وَإِنَّ </text:span><text:span text:style-name="T5">۰</text:span><text:span text:style-name="T2">لذِينَ "خْتَلَفُواْ فِيهِ لَفِى شَژٍّ مِّنْهُؐ مَا لَهُم بِهِ” مِنْ عِلْمٖؐ اِلاَّ "تِّبَاعَ </text:span><text:span text:style-name="T5">۰</text:span><text:span text:style-name="T2">لظَّنﱢّؐ وَمَا قَتَلُوهُ يَقِيناٚؐ </text:span><text:span text:style-name="T3">(156)</text:span><text:span text:style-name="T2"> بَل رَّفَعَهُ </text:span><text:span text:style-name="T5">۴</text:span><text:span text:style-name="T2">للَّهُ إِلَيْهِؐ وَكَانَ </text:span><text:span text:style-name="T5">۰</text:span><text:span text:style-name="T2">للَّهُ عَزۣيزاٗ حَكِيماًؐ </text:span><text:span text:style-name="T3">(157)</text:span><text:span text:style-name="T2"> وَإِن مِّنَ اَهْلِ </text:span><text:span text:style-name="T5">۱</text:span><text:span text:style-name="T2">لْكِتَــٰــبِ إِلاَّ لَيُومِنَنَّ بِهِ” قَبْلَ مَوْتِهِ” وَيَوْمَ </text:span><text:span text:style-name="T5">۰</text:span><text:span text:style-name="T2">لْقِيَــٰمَةِ يَكُونُ عَلَيْهِمْ شَهِيداًؐ </text:span><text:span text:style-name="T3">(158)</text:span><text:span text:style-name="T2"> فَبِظُلْمٍ مِّنَ </text:span><text:span text:style-name="T5">۰</text:span><text:span text:style-name="T2">لذِينَ هَادُواْ حَرَّمْنَا عَلَيْهِمْ طَيِّبَــٰــتٖ </text:span><text:span text:style-name="T5">۷</text:span><text:span text:style-name="T2">حِلَّــتْ لَهُمْ وَبِصَدِّهِمْ عَن سَبِيلِ </text:span><text:span text:style-name="T5">۱</text:span><text:span text:style-name="T2">للَّهِ كَثِيراً </text:span><text:span text:style-name="T3">(159)</text:span><text:span text:style-name="T2"> وَأَخْذِهِمُ </text:span><text:span text:style-name="T5">۴</text:span><text:span text:style-name="T2">لرّۣبَوٰاْ وَقَدْ نُهُواْ عَنْهُ وَأَكْلِهِمُ; أَمْوَ؛لَ </text:span><text:span text:style-name="T5">۰</text:span><text:span text:style-name="T2">لنَّاسِ بِالْبَــٰطِلِؐ وَأَعْتَدْنَا لِلْكۭـٰفِرۣينَ مِنْهُمْ عَذَاباٗ اَلِيماًؐ </text:span><text:span text:style-name="T3">(160)</text:span><text:span text:style-name="T2"> چَّكِنِ </text:span><text:span text:style-name="T5">۱</text:span><text:span text:style-name="T2">لرَّ؛سِخُونَ فِى </text:span><text:span text:style-name="T5">۱</text:span><text:span text:style-name="T2">لْعِلْمِ مِنْهُمْ وَالْمُومِنُونَ يُومِنُونَ بِمَآ ٱُنزۣلَ إِلَيْژَ وَمَآ ٱُنزۣلَ مِن قَبْلِژَ وَالْمُقِيمِينَ </text:span><text:span text:style-name="T5">۰</text:span><text:span text:style-name="T2">لصَّلَوٰةَؐ وَالْمُوتُونَ </text:span><text:span text:style-name="T5">۰</text:span><text:span text:style-name="T2">لزَّكَوٰةَ وَالْمُومِنُونَ بِاللَّهِ وَالْيَوْمِ </text:span><text:span text:style-name="T5">۱</text:span><text:span text:style-name="T2">لاَخِرۣ ٱُوْلَئِكَ سَنُوتِيهِمُ; أَجْراٗ عَظِيماٗؐ </text:span><text:span text:style-name="T3">(161)</text:span><text:span text:style-name="T2"> اِنَّـآ أَوْحَيْنَآ إِلَيْژَ كَمَآ أَوْحَيْنَآ إِلَيٰ نُوحٍ وَالنَّبِيٓــٕـﯧنَ مِنۢ بَعْدِهِؐ”</text:span></text:p>
      <text:p text:style-name="P3" loext:marker-style-name="T2"/>
      <text:p text:style-name="P4" loext:marker-style-name="T2"><text:span text:style-name="T2">102</text:span></text:p>
      <text:p text:style-name="P5" loext:marker-style-name="T2"><text:span text:style-name="T2">وَأَوْحَـيْـنَـآ إِلَـيٰٓ إِبْرَ؛هِـيـمَ وَإِسْمَــٰعِيـلَ وَإِسْحَـٰقَ وَيَعْقُوبَ وَالاَسْبَاطِ وَعِيسۭيٰ وَأَيُّوبببَ وَيُونُسَ وَهَــٰرُونَ وَسُلَيْمَـٰنَؐ وَءَاتَيْنَا دَاوُﹼدَ زَبُوراًؐ </text:span><text:span text:style-name="T3">(162)</text:span><text:span text:style-name="T2"> وَرُسُلًا قَدْ قَصَصْنَــٰهُمْ عَلَيْژَ مِن قَـبْلُ وَرُسُلًا لَّمْ نَقْصُصْهُمْ عَلَيْژَؐ وَكَلَّمَ </text:span><text:span text:style-name="T5">۰</text:span><text:span text:style-name="T2">للَّهُ مُوسۭـيٰ تَكْلِيماًؐ </text:span><text:span text:style-name="T3">(163)</text:span><text:span text:style-name="T2"> رُّسُلًا مُّبَشِّرۣينَ وَمُنذِرۣينَ لِيَ۬لاَّ يَكُونَ لِلنَّاسِ عَلَي </text:span><text:span text:style-name="T5">۰</text:span><text:span text:style-name="T2">للَّهِ حُجَّةٛ بَعْدَ </text:span><text:span text:style-name="T5">۰</text:span><text:span text:style-name="T2">لرُّسُلِؐ وَكَانَ </text:span><text:span text:style-name="T5">۰</text:span><text:span text:style-name="T2">للَّهُ عَزۣيزاٗ حَكِيماًؐ </text:span><text:span text:style-name="T3">(164)</text:span><text:span text:style-name="T2"> © چَّكِنِ </text:span><text:span text:style-name="T5">۱</text:span><text:span text:style-name="T2">للَّهُ يَشْهَدُ بِمَآ أَنزَلَ إِلَيْژَؐ أَنزَلَهُ„ بِعِلْمِهِ” وَالْمَلَئِكَةُ يَشْهَدُونَؐ وَكَفۭيٰ بِاللَّهِ شَهِيداٗؐ </text:span><text:span text:style-name="T3">(165)</text:span><text:span text:style-name="T2"> اِنَّ </text:span><text:span text:style-name="T5">۰</text:span><text:span text:style-name="T2">لذِينَ كَفَرُواْ وَصَدُّواْ عَن سَبِيلِ </text:span><text:span text:style-name="T5">۱</text:span><text:span text:style-name="T2">للَّهِ قَد ضَّلُّواْ ضَچَلَۢا بَعِيداٗؐ </text:span><text:span text:style-name="T3">(166)</text:span><text:span text:style-name="T2"> اِنَّ </text:span><text:span text:style-name="T5">۰</text:span><text:span text:style-name="T2">لذِينَ كَفَرُواْ وَظَلَمُواْ لَمْ يَكُنِ </text:span><text:span text:style-name="T5">۱</text:span><text:span text:style-name="T2">للَّهُ لِيَغْفِرَ لَهُمْ وَلاَ لِيَهْدِيَهُمْ طَرۣيقاٗ </text:span><text:span text:style-name="T3">(167)</text:span><text:span text:style-name="T2"> اِلاَّ طَرۣيقَ جَهَنَّمَ خَــٰلِدِينَ فِيهَآ أَبَداًؐ وَكَانَ ذَ؛لِكَ عَلَي </text:span><text:span text:style-name="T5">۰</text:span><text:span text:style-name="T2">للَّهِ يَسِيراًؐ </text:span><text:span text:style-name="T3">(168)</text:span><text:span text:style-name="T2"> يَـٰٓأَيُّهَا </text:span><text:span text:style-name="T5">۰</text:span><text:span text:style-name="T2">لنَّاسُ قَدْ جَآءَكُمُ </text:span><text:span text:style-name="T5">۴</text:span><text:span text:style-name="T2">لرَّسُولُ بِالْحَـقِّ مِن رَّبِّكُمْ فَــَٔامِنُواْ خَيْراً لَّكُمْؐ وَإِن تَكْفُرُواْ فَإِنَّ لِلهِ مَا فِى </text:span><text:span text:style-name="T5">۱</text:span><text:span text:style-name="T2">لسَّمَـٰوَ؛تتتِ وَالاَرْضِؐ وَكَانَ </text:span><text:span text:style-name="T5">۰</text:span><text:span text:style-name="T2">للَّهُ عَلِيماٗ حَكِيماًؐ </text:span><text:span text:style-name="T3">(169)</text:span><text:span text:style-name="T2"> يَـٰٓأَهْلَ </text:span><text:span text:style-name="T5">۰</text:span><text:span text:style-name="T2">لْكِتَــٰــبِ لاَ تَغْلُواْ فِى دِينِكُمْ وَلاَ تَقُولُواْ</text:span></text:p>
      <text:p text:style-name="P3" loext:marker-style-name="T2"/>
      <text:p text:style-name="P4" loext:marker-style-name="T2"><text:span text:style-name="T2">10</text:span></text:p>
      <text:p text:style-name="P5" loext:marker-style-name="T2"><text:span text:style-name="T2">عَلَي </text:span><text:span text:style-name="T5">۰</text:span><text:span text:style-name="T2">للَّهِ إِلاَّ </text:span><text:span text:style-name="T5">۰</text:span><text:span text:style-name="T2">لْحَقَّؐ إِنَّمَا </text:span><text:span text:style-name="T5">۰</text:span><text:span text:style-name="T2">لْمَسِيحُ عِيسَي "بْنُ مَرْيَمَ رَسُولُ </text:span><text:span text:style-name="T5">۴</text:span><text:span text:style-name="T2">للَّهِ وَكَلِمَتُهُؐ; أَلْقۭيٰهَـآ إِلَيٰ مَرْيَمَ وَرُوحٌ مِّنْهُؐ فَــَٔامِنُواْ بِاللَّهِ وَرُسُلِهِؐ” وَلاَ تَقُولُواْ ثَـچَثَة٘ؐ 'نتَهُواْ خَيْراً لَّكُمُؐ; إِنَّمَا </text:span><text:span text:style-name="T5">۰</text:span><text:span text:style-name="T2">للَّهُ إِچَهٌ وَ؛حِدٌؐ سُبْحَـٰنَهُ; أَنْ يَّكُونَ لَهُ„ وَلَدٌؐ لَّهُ„ مَا فِى </text:span><text:span text:style-name="T5">۱</text:span><text:span text:style-name="T2">لسَّمَـٰوَ؛تتتِ وَمَا فِى </text:span><text:span text:style-name="T5">۱</text:span><text:span text:style-name="T2">لاَرْضِؐ وَكَفۭيٰ بِاللَّهِ وَكِيلًؐا </text:span><text:span text:style-name="T3">(170)</text:span><text:span text:style-name="T2"> لَّنْ يَّسْتَنكِفَ </text:span><text:span text:style-name="T5">۰</text:span><text:span text:style-name="T2">لْمَسِيحُ أَنْ يَّكُونَ عَبْداً لِّلهِ وَلاَ </text:span><text:span text:style-name="T5">۰</text:span><text:span text:style-name="T2">لْمَلَئِكَةُ </text:span><text:span text:style-name="T5">۴</text:span><text:span text:style-name="T2">لْمُقَرَّبُونَؐ وَمَنْ يَّسْتَنكِفْ عَنْ عِبَادَتِهِ” وَيَسْتَكْبِرْ فَسَيَحْشُرُهُمُ; إِلَيْهِ جَمِيعاًؐ </text:span><text:span text:style-name="T3">(171)</text:span><text:span text:style-name="T2"> فَأَمَّا </text:span><text:span text:style-name="T5">۰</text:span><text:span text:style-name="T2">لذِينَ ءَامَنُواْ وَعَمِلُواْ </text:span><text:span text:style-name="T5">۴</text:span><text:span text:style-name="T2">ڤصَّـٰڤِحَـٰتِ فَيُوَفِّيهِمُ; ٱُجُورَهُمْ وَيَزۣيدُهُم مِّن فَضْلِهِؐ” وَأَمَّا </text:span><text:span text:style-name="T5">۰</text:span><text:span text:style-name="T2">لذِينَ "سْتَنكَفُواْ وَاسْتَكْبَرُواْ فَيُعَذِّبُهُمْ عَذَاباٗ اَلِيماً وَلاَ يَجِدُونَ لَهُم مِّن دُونِ </text:span><text:span text:style-name="T5">۱</text:span><text:span text:style-name="T2">للَّهِ وَلِيّاً وَلاَ نَصِيراًؐ </text:span><text:span text:style-name="T3">(172)</text:span><text:span text:style-name="T2"> ® يَـٰٓأَيُّهَا </text:span><text:span text:style-name="T5">۰</text:span><text:span text:style-name="T2">لنَّاسُ قَدْ جَآءَكُم بُرْهَـٰنٌ مِّن رَّبِّكُمْ وَأَنزَلْنَآ إِلَيْكُمْ نُوراً مُّبِينـاًؐ </text:span><text:span text:style-name="T3">(173)</text:span><text:span text:style-name="T2"> فَأَمَّـا </text:span><text:span text:style-name="T5">۰</text:span><text:span text:style-name="T2">لذِينَ ءَامَنُواْ بِاللَّهِ وَاعْتَـصَـمُــواْ بِهِ” فَسَيُدْخِلُهُمْ فِى رَحْمَةٍ مِّنْهُ وَفَضْلٍ وَيَهْدِيهِمُ; إِلَيْهِ صِرَ؛طـاً مُّسْتَقِيماًؐ </text:span><text:span text:style-name="T3">(174)</text:span><text:span text:style-name="T2"> يَسْتَفْتُونَكَؐ قُلِ </text:span><text:span text:style-name="T5">۱</text:span><text:span text:style-name="T2">للَّهُ يُفْتِيكُمْ</text:span></text:p>
      <text:p text:style-name="P3" loext:marker-style-name="T2"/>
      <text:p text:style-name="P4" loext:marker-style-name="T2"><text:span text:style-name="T2">104</text:span></text:p>
      <text:p text:style-name="P5" loext:marker-style-name="T2"><text:span text:style-name="T2">فِى </text:span><text:span text:style-name="T5">۱</text:span><text:span text:style-name="T2">لْكَــچَــلَــةِؐ إِنِ 'مْرُؤ٘اْ هَلَـــكَ لَـيْـسَ لَــهُ„ وَلَــدٌ وَلَــهُ; ٱُخْـتٌ فَلَـهَـا نِصْفُ مَا تَرَكَؐ وَهُـوَ يَرۣثُهَآ إِن لَّــمْ يَكُن لَّهَـا وَلَدٌؐ فَإِن كَانَـتَـا "ثْنَتَـيْـنِ فَلَهُمَـا </text:span><text:span text:style-name="T5">۰</text:span><text:span text:style-name="T2">لثُّلُثَـٰنِ مِمَّا تَرَكَؐ وَإِن كَانُوٓاْ إِخْوَةً رّۣجَـالًا وَنِـسَـآءً فَلِلذَّكَرۣ مِثْلُ حَظِّ </text:span><text:span text:style-name="T5">۱</text:span><text:span text:style-name="T2">لاُنثَيَيْنِؐ يُبَيِّنُ </text:span><text:span text:style-name="T5">۴</text:span><text:span text:style-name="T2">للَّهُ لَكُمُ; أَن تَضِلُّواْؐ وَاللَّهُ بِكُـلِّ شَيْءٖ عَلِيــمٌ </text:span><text:span text:style-name="T3">(175)</text:span><text:span text:style-name="T2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0:29:18.606339121</meta:creation-date>
    <dc:date>2025-03-05T10:30:21.868437503</dc:date>
    <meta:editing-duration>PT1M5S</meta:editing-duration>
    <meta:editing-cycles>1</meta:editing-cycles>
    <meta:document-statistic meta:table-count="0" meta:image-count="0" meta:object-count="0" meta:page-count="31" meta:paragraph-count="62" meta:word-count="3984" meta:character-count="21916" meta:non-whitespace-character-count="17993"/>
    <meta:generator>LibreOffice/24.8.2.1$Linux_X86_64 LibreOffice_project/0f794b6e29741098670a3b95d60478a65d05ef13</meta:generator>
  </office:meta>
</office:document-meta>
</file>